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Ma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02in"/>
    </style:style>
    <style:style style:name="co2" style:family="table-column">
      <style:table-column-properties fo:break-before="auto" style:column-width="1.0736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1.7244in"/>
    </style:style>
    <style:style style:name="co10" style:family="table-column">
      <style:table-column-properties fo:break-before="auto" style:column-width="0.755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3134in"/>
    </style:style>
    <style:style style:name="co13" style:family="table-column">
      <style:table-column-properties fo:break-before="auto" style:column-width="1.3264in"/>
    </style:style>
    <style:style style:name="co14" style:family="table-column">
      <style:table-column-properties fo:break-before="auto" style:column-width="1.3717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8598in"/>
    </style:style>
    <style:style style:name="co17" style:family="table-column">
      <style:table-column-properties fo:break-before="auto" style:column-width="1.2165in"/>
    </style:style>
    <style:style style:name="co18" style:family="table-column">
      <style:table-column-properties fo:break-before="auto" style:column-width="2.0055in"/>
    </style:style>
    <style:style style:name="co19" style:family="table-column">
      <style:table-column-properties fo:break-before="auto" style:column-width="0.8882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6543in"/>
    </style:style>
    <style:style style:name="co22" style:family="table-column">
      <style:table-column-properties fo:break-before="auto" style:column-width="0.8772in"/>
    </style:style>
    <style:style style:name="co23" style:family="table-column">
      <style:table-column-properties fo:break-before="auto" style:column-width="0.9146in"/>
    </style:style>
    <style:style style:name="co24" style:family="table-column">
      <style:table-column-properties fo:break-before="auto" style:column-width="1.1929in"/>
    </style:style>
    <style:style style:name="co25" style:family="table-column">
      <style:table-column-properties fo:break-before="auto" style:column-width="2.0854in"/>
    </style:style>
    <style:style style:name="co26" style:family="table-column">
      <style:table-column-properties fo:break-before="auto" style:column-width="0.663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8717in"/>
    </style:style>
    <style:style style:name="co29" style:family="table-column">
      <style:table-column-properties fo:break-before="auto" style:column-width="1.0874in"/>
    </style:style>
    <style:style style:name="co30" style:family="table-column">
      <style:table-column-properties fo:break-before="auto" style:column-width="0.689in"/>
    </style:style>
    <style:style style:name="co31" style:family="table-column">
      <style:table-column-properties fo:break-before="auto" style:column-width="1.9764in"/>
    </style:style>
    <style:style style:name="co32" style:family="table-column">
      <style:table-column-properties fo:break-before="auto" style:column-width="1.1665in"/>
    </style:style>
    <style:style style:name="co33" style:family="table-column">
      <style:table-column-properties fo:break-before="auto" style:column-width="1.2071in"/>
    </style:style>
    <style:style style:name="co34" style:family="table-column">
      <style:table-column-properties fo:break-before="auto" style:column-width="1.9634in"/>
    </style:style>
    <style:style style:name="co35" style:family="table-column">
      <style:table-column-properties fo:break-before="auto" style:column-width="1.1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10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 style:data-style-name="N104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04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104">
      <style:table-cell-properties fo:background-color="#e6e6ff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border-bottom="0.06pt solid #000000" fo:background-color="#e6e6ff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fo:border-bottom="0.06pt solid #000000" fo:background-color="#e6e6ff" fo:border-left="none" fo:border-right="none" fo:border-top="0.06pt solid #000000"/>
    </style:style>
    <style:style style:name="ce28" style:family="table-cell" style:parent-style-name="Default" style:data-style-name="N104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04">
      <style:table-cell-properties fo:background-color="#e6e6ff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11"/>
  </office:automatic-styles>
  <office:body>
    <office:spreadsheet>
      <table:table table:name="2013 Worksheet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3" table:default-cell-style-name="ce10"/>
        <table:table-column table:style-name="co4" table:default-cell-style-name="ce19"/>
        <table:table-column table:style-name="co5" table:default-cell-style-name="ce24"/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Default"/>
        <table:table-column table:style-name="co13" table:default-cell-style-name="ce29"/>
        <table:table-column table:style-name="co10" table:default-cell-style-name="ce29"/>
        <table:table-column table:style-name="co14" table:default-cell-style-name="ce29"/>
        <table:table-column table:style-name="co15" table:default-cell-style-name="ce29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29"/>
        <table:table-column table:style-name="co19" table:default-cell-style-name="ce29"/>
        <table:table-column table:style-name="co20" table:number-columns-repeated="1002" table:default-cell-style-name="Default"/>
        <table:table-row table:style-name="ro1">
          <table:table-cell table:style-name="ce1"/>
          <table:table-cell table:style-name="ce6"/>
          <table:table-cell table:style-name="ce11" office:value-type="string" table:number-columns-spanned="3" table:number-rows-spanned="1">
            <text:p>Federal &amp; State Pre-Tax</text:p>
          </table:table-cell>
          <table:covered-table-cell table:style-name="ce6"/>
          <table:covered-table-cell table:style-name="ce16"/>
          <table:table-cell table:style-name="ce21" office:value-type="string">
            <text:p>Federal-Only Pre-Tax</text:p>
          </table:table-cell>
          <table:table-cell table:style-name="ce25"/>
          <table:table-cell table:style-name="ce1"/>
          <table:table-cell table:style-name="ce25" table:number-columns-repeated="4"/>
          <table:table-cell table:style-name="ce1"/>
          <table:table-cell table:style-name="ce25" table:number-columns-repeated="4"/>
          <table:table-cell table:style-name="ce32" office:value-type="string" table:number-columns-spanned="3" table:number-rows-spanned="1">
            <text:p>After-Tax Withholdings</text:p>
          </table:table-cell>
          <table:covered-table-cell table:style-name="ce32"/>
          <table:covered-table-cell table:style-name="ce6"/>
          <table:table-cell table:style-name="ce25" table:number-columns-repeated="2"/>
          <table:table-cell table:style-name="ce1" table:number-columns-repeated="1002"/>
        </table:table-row>
        <table:table-row table:style-name="ro1">
          <table:table-cell table:style-name="ce2" office:value-type="string">
            <text:p>Effective Date</text:p>
          </table:table-cell>
          <table:table-cell table:style-name="ce7" office:value-type="string">
            <text:p>Gross Income</text:p>
          </table:table-cell>
          <table:table-cell table:style-name="ce12" office:value-type="string">
            <text:p>Health Insurance</text:p>
          </table:table-cell>
          <table:table-cell table:style-name="ce15" office:value-type="string">
            <text:p>Dental Insurance</text:p>
          </table:table-cell>
          <table:table-cell table:style-name="ce17" office:value-type="string">
            <text:p>401(k)</text:p>
          </table:table-cell>
          <table:table-cell table:style-name="ce22" office:value-type="string">
            <text:p>HSA Contribution</text:p>
          </table:table-cell>
          <table:table-cell table:style-name="ce26" office:value-type="string">
            <text:p>Federally-Taxable Income</text:p>
          </table:table-cell>
          <table:table-cell table:style-name="ce2" office:value-type="string">
            <text:p>Federal Exemptions</text:p>
          </table:table-cell>
          <table:table-cell table:style-name="ce26" office:value-type="string">
            <text:p>Federal Withholding</text:p>
          </table:table-cell>
          <table:table-cell table:style-name="ce26" office:value-type="string">
            <text:p>OASDI (Social Security)</text:p>
          </table:table-cell>
          <table:table-cell table:style-name="ce26" office:value-type="string">
            <text:p>Medicare</text:p>
          </table:table-cell>
          <table:table-cell table:style-name="ce26" office:value-type="string">
            <text:p>State-Taxable Income</text:p>
          </table:table-cell>
          <table:table-cell table:style-name="ce2" office:value-type="string">
            <text:p>State Exemptions</text:p>
          </table:table-cell>
          <table:table-cell table:style-name="ce26" office:value-type="string">
            <text:p>State Withholding</text:p>
          </table:table-cell>
          <table:table-cell table:style-name="ce26" office:value-type="string">
            <text:p>State SDI</text:p>
          </table:table-cell>
          <table:table-cell table:style-name="ce26" office:value-type="string">
            <text:p>Total Withholdings</text:p>
          </table:table-cell>
          <table:table-cell table:style-name="ce26" office:value-type="string">
            <text:p>Net Income</text:p>
          </table:table-cell>
          <table:table-cell table:style-name="ce7" office:value-type="string">
            <text:p>Tithe</text:p>
          </table:table-cell>
          <table:table-cell table:style-name="ce7" office:value-type="string">
            <text:p>Roth IRA</text:p>
          </table:table-cell>
          <table:table-cell table:style-name="ce7" office:value-type="string">
            <text:p>Other</text:p>
          </table:table-cell>
          <table:table-cell table:style-name="ce26" office:value-type="string">
            <text:p>Total After-Tax Withholdings</text:p>
          </table:table-cell>
          <table:table-cell table:style-name="ce26" office:value-type="string">
            <text:p>Net Income</text:p>
          </table:table-cell>
          <table:table-cell table:style-name="ce2" office:value-type="string">
            <text:p>Period-over-Period Difference</text:p>
          </table:table-cell>
          <table:table-cell table:style-name="ce2" table:number-columns-repeated="1001"/>
        </table:table-row>
        <table:table-row table:style-name="ro1">
          <table:table-cell table:style-name="ce3" office:value-type="date" office:date-value="2013-01-10">
            <text:p>01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3]-SUM([.C3:.F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3];[.H3];[.G3])" office:value-type="currency" office:currency="USD" office:value="360.9">
            <text:p>$360.90</text:p>
          </table:table-cell>
          <table:table-cell table:style-name="ce27" table:formula="of:=OASDITAX(OASDITaxRates; [.A3]; [.G3])" office:value-type="currency" office:currency="USD" office:value="186">
            <text:p>$186.00</text:p>
          </table:table-cell>
          <table:table-cell table:style-name="ce27" table:formula="of:=MEDICARETAX(MedicareTaxRates;[.A3]; [.G3])" office:value-type="currency" office:currency="USD" office:value="43.5">
            <text:p>$43.50</text:p>
          </table:table-cell>
          <table:table-cell table:style-name="ce27" table:formula="of:=[.B3]-SUM([.C3:.E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3]; [.M3]; [.L3])" office:value-type="currency" office:currency="USD" office:value="107.596">
            <text:p>$107.60</text:p>
          </table:table-cell>
          <table:table-cell table:style-name="ce27" table:formula="of:=STATESDITAX(StateSDITaxRates; [.A3]; [.L3])" office:value-type="currency" office:currency="USD" office:value="30">
            <text:p>$30.00</text:p>
          </table:table-cell>
          <table:table-cell table:style-name="ce27" table:formula="of:=SUM([.C3:.F3];[.I3:.K3];[.N3:.O3])" office:value-type="currency" office:currency="USD" office:value="727.996">
            <text:p>$728.00</text:p>
          </table:table-cell>
          <table:table-cell table:style-name="ce27" table:formula="of:=[.B3]-[.P3]" office:value-type="currency" office:currency="USD" office:value="2272.004">
            <text:p>$2,272.00</text:p>
          </table:table-cell>
          <table:table-cell table:style-name="ce8" table:formula="of:=[.B3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3:.T3])" office:value-type="currency" office:currency="USD" office:value="333.33">
            <text:p>$333.33</text:p>
          </table:table-cell>
          <table:table-cell table:style-name="ce27" table:formula="of:=[.Q3]-[.U3]" office:value-type="currency" office:currency="USD" office:value="1938.674">
            <text:p>$1,938.67</text:p>
          </table:table-cell>
          <table:table-cell table:style-name="ce33" office:value-type="string">
            <text:p>N/A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1-25">
            <text:p>01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4]-SUM([.C4:.F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4];[.H4];[.G4])" office:value-type="currency" office:currency="USD" office:value="360.9">
            <text:p>$360.90</text:p>
          </table:table-cell>
          <table:table-cell table:style-name="ce27" table:formula="of:=OASDITAX(OASDITaxRates; [.A4]; [.G4])" office:value-type="currency" office:currency="USD" office:value="186">
            <text:p>$186.00</text:p>
          </table:table-cell>
          <table:table-cell table:style-name="ce27" table:formula="of:=MEDICARETAX(MedicareTaxRates;[.A4]; [.G4])" office:value-type="currency" office:currency="USD" office:value="43.5">
            <text:p>$43.50</text:p>
          </table:table-cell>
          <table:table-cell table:style-name="ce27" table:formula="of:=[.B4]-SUM([.C4:.E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4]; [.M4]; [.L4])" office:value-type="currency" office:currency="USD" office:value="107.596">
            <text:p>$107.60</text:p>
          </table:table-cell>
          <table:table-cell table:style-name="ce27" table:formula="of:=STATESDITAX(StateSDITaxRates; [.A4]; [.L4])" office:value-type="currency" office:currency="USD" office:value="30">
            <text:p>$30.00</text:p>
          </table:table-cell>
          <table:table-cell table:style-name="ce27" table:formula="of:=SUM([.C4:.F4];[.I4:.K4];[.N4:.O4])" office:value-type="currency" office:currency="USD" office:value="727.996">
            <text:p>$728.00</text:p>
          </table:table-cell>
          <table:table-cell table:style-name="ce27" table:formula="of:=[.B4]-[.P4]" office:value-type="currency" office:currency="USD" office:value="2272.004">
            <text:p>$2,272.00</text:p>
          </table:table-cell>
          <table:table-cell table:style-name="ce8" table:formula="of:=[.B4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4:.T4])" office:value-type="currency" office:currency="USD" office:value="333.33">
            <text:p>$333.33</text:p>
          </table:table-cell>
          <table:table-cell table:style-name="ce27" table:formula="of:=[.Q4]-[.U4]" office:value-type="currency" office:currency="USD" office:value="1938.674">
            <text:p>$1,938.67</text:p>
          </table:table-cell>
          <table:table-cell table:style-name="ce30" table:formula="of:=[.V4]-[.V3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2-10">
            <text:p>02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5]-SUM([.C5:.F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5];[.H5];[.G5])" office:value-type="currency" office:currency="USD" office:value="360.9">
            <text:p>$360.90</text:p>
          </table:table-cell>
          <table:table-cell table:style-name="ce27" table:formula="of:=OASDITAX(OASDITaxRates; [.A5]; [.G5])" office:value-type="currency" office:currency="USD" office:value="186">
            <text:p>$186.00</text:p>
          </table:table-cell>
          <table:table-cell table:style-name="ce27" table:formula="of:=MEDICARETAX(MedicareTaxRates;[.A5]; [.G5])" office:value-type="currency" office:currency="USD" office:value="43.5">
            <text:p>$43.50</text:p>
          </table:table-cell>
          <table:table-cell table:style-name="ce27" table:formula="of:=[.B5]-SUM([.C5:.E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5]; [.M5]; [.L5])" office:value-type="currency" office:currency="USD" office:value="107.596">
            <text:p>$107.60</text:p>
          </table:table-cell>
          <table:table-cell table:style-name="ce27" table:formula="of:=STATESDITAX(StateSDITaxRates; [.A5]; [.L5])" office:value-type="currency" office:currency="USD" office:value="30">
            <text:p>$30.00</text:p>
          </table:table-cell>
          <table:table-cell table:style-name="ce27" table:formula="of:=SUM([.C5:.F5];[.I5:.K5];[.N5:.O5])" office:value-type="currency" office:currency="USD" office:value="727.996">
            <text:p>$728.00</text:p>
          </table:table-cell>
          <table:table-cell table:style-name="ce27" table:formula="of:=[.B5]-[.P5]" office:value-type="currency" office:currency="USD" office:value="2272.004">
            <text:p>$2,272.00</text:p>
          </table:table-cell>
          <table:table-cell table:style-name="ce8" table:formula="of:=[.B5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5:.T5])" office:value-type="currency" office:currency="USD" office:value="333.33">
            <text:p>$333.33</text:p>
          </table:table-cell>
          <table:table-cell table:style-name="ce27" table:formula="of:=[.Q5]-[.U5]" office:value-type="currency" office:currency="USD" office:value="1938.674">
            <text:p>$1,938.67</text:p>
          </table:table-cell>
          <table:table-cell table:style-name="ce30" table:formula="of:=[.V5]-[.V4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2-25">
            <text:p>02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6]-SUM([.C6:.F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6];[.H6];[.G6])" office:value-type="currency" office:currency="USD" office:value="360.9">
            <text:p>$360.90</text:p>
          </table:table-cell>
          <table:table-cell table:style-name="ce27" table:formula="of:=OASDITAX(OASDITaxRates; [.A6]; [.G6])" office:value-type="currency" office:currency="USD" office:value="186">
            <text:p>$186.00</text:p>
          </table:table-cell>
          <table:table-cell table:style-name="ce27" table:formula="of:=MEDICARETAX(MedicareTaxRates;[.A6]; [.G6])" office:value-type="currency" office:currency="USD" office:value="43.5">
            <text:p>$43.50</text:p>
          </table:table-cell>
          <table:table-cell table:style-name="ce27" table:formula="of:=[.B6]-SUM([.C6:.E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6]; [.M6]; [.L6])" office:value-type="currency" office:currency="USD" office:value="107.596">
            <text:p>$107.60</text:p>
          </table:table-cell>
          <table:table-cell table:style-name="ce27" table:formula="of:=STATESDITAX(StateSDITaxRates; [.A6]; [.L6])" office:value-type="currency" office:currency="USD" office:value="30">
            <text:p>$30.00</text:p>
          </table:table-cell>
          <table:table-cell table:style-name="ce27" table:formula="of:=SUM([.C6:.F6];[.I6:.K6];[.N6:.O6])" office:value-type="currency" office:currency="USD" office:value="727.996">
            <text:p>$728.00</text:p>
          </table:table-cell>
          <table:table-cell table:style-name="ce27" table:formula="of:=[.B6]-[.P6]" office:value-type="currency" office:currency="USD" office:value="2272.004">
            <text:p>$2,272.00</text:p>
          </table:table-cell>
          <table:table-cell table:style-name="ce8" table:formula="of:=[.B6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6:.T6])" office:value-type="currency" office:currency="USD" office:value="333.33">
            <text:p>$333.33</text:p>
          </table:table-cell>
          <table:table-cell table:style-name="ce27" table:formula="of:=[.Q6]-[.U6]" office:value-type="currency" office:currency="USD" office:value="1938.674">
            <text:p>$1,938.67</text:p>
          </table:table-cell>
          <table:table-cell table:style-name="ce30" table:formula="of:=[.V6]-[.V5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3-10">
            <text:p>03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7]-SUM([.C7:.F7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7];[.H7];[.G7])" office:value-type="currency" office:currency="USD" office:value="360.9">
            <text:p>$360.90</text:p>
          </table:table-cell>
          <table:table-cell table:style-name="ce27" table:formula="of:=OASDITAX(OASDITaxRates; [.A7]; [.G7])" office:value-type="currency" office:currency="USD" office:value="186">
            <text:p>$186.00</text:p>
          </table:table-cell>
          <table:table-cell table:style-name="ce27" table:formula="of:=MEDICARETAX(MedicareTaxRates;[.A7]; [.G7])" office:value-type="currency" office:currency="USD" office:value="43.5">
            <text:p>$43.50</text:p>
          </table:table-cell>
          <table:table-cell table:style-name="ce27" table:formula="of:=[.B7]-SUM([.C7:.E7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7]; [.M7]; [.L7])" office:value-type="currency" office:currency="USD" office:value="107.596">
            <text:p>$107.60</text:p>
          </table:table-cell>
          <table:table-cell table:style-name="ce27" table:formula="of:=STATESDITAX(StateSDITaxRates; [.A7]; [.L7])" office:value-type="currency" office:currency="USD" office:value="30">
            <text:p>$30.00</text:p>
          </table:table-cell>
          <table:table-cell table:style-name="ce27" table:formula="of:=SUM([.C7:.F7];[.I7:.K7];[.N7:.O7])" office:value-type="currency" office:currency="USD" office:value="727.996">
            <text:p>$728.00</text:p>
          </table:table-cell>
          <table:table-cell table:style-name="ce27" table:formula="of:=[.B7]-[.P7]" office:value-type="currency" office:currency="USD" office:value="2272.004">
            <text:p>$2,272.00</text:p>
          </table:table-cell>
          <table:table-cell table:style-name="ce8" table:formula="of:=[.B7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7:.T7])" office:value-type="currency" office:currency="USD" office:value="333.33">
            <text:p>$333.33</text:p>
          </table:table-cell>
          <table:table-cell table:style-name="ce27" table:formula="of:=[.Q7]-[.U7]" office:value-type="currency" office:currency="USD" office:value="1938.674">
            <text:p>$1,938.67</text:p>
          </table:table-cell>
          <table:table-cell table:style-name="ce30" table:formula="of:=[.V7]-[.V6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3-25">
            <text:p>03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8]-SUM([.C8:.F8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8];[.H8];[.G8])" office:value-type="currency" office:currency="USD" office:value="360.9">
            <text:p>$360.90</text:p>
          </table:table-cell>
          <table:table-cell table:style-name="ce27" table:formula="of:=OASDITAX(OASDITaxRates; [.A8]; [.G8])" office:value-type="currency" office:currency="USD" office:value="186">
            <text:p>$186.00</text:p>
          </table:table-cell>
          <table:table-cell table:style-name="ce27" table:formula="of:=MEDICARETAX(MedicareTaxRates;[.A8]; [.G8])" office:value-type="currency" office:currency="USD" office:value="43.5">
            <text:p>$43.50</text:p>
          </table:table-cell>
          <table:table-cell table:style-name="ce27" table:formula="of:=[.B8]-SUM([.C8:.E8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8]; [.M8]; [.L8])" office:value-type="currency" office:currency="USD" office:value="107.596">
            <text:p>$107.60</text:p>
          </table:table-cell>
          <table:table-cell table:style-name="ce27" table:formula="of:=STATESDITAX(StateSDITaxRates; [.A8]; [.L8])" office:value-type="currency" office:currency="USD" office:value="30">
            <text:p>$30.00</text:p>
          </table:table-cell>
          <table:table-cell table:style-name="ce27" table:formula="of:=SUM([.C8:.F8];[.I8:.K8];[.N8:.O8])" office:value-type="currency" office:currency="USD" office:value="727.996">
            <text:p>$728.00</text:p>
          </table:table-cell>
          <table:table-cell table:style-name="ce27" table:formula="of:=[.B8]-[.P8]" office:value-type="currency" office:currency="USD" office:value="2272.004">
            <text:p>$2,272.00</text:p>
          </table:table-cell>
          <table:table-cell table:style-name="ce8" table:formula="of:=[.B8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8:.T8])" office:value-type="currency" office:currency="USD" office:value="333.33">
            <text:p>$333.33</text:p>
          </table:table-cell>
          <table:table-cell table:style-name="ce27" table:formula="of:=[.Q8]-[.U8]" office:value-type="currency" office:currency="USD" office:value="1938.674">
            <text:p>$1,938.67</text:p>
          </table:table-cell>
          <table:table-cell table:style-name="ce30" table:formula="of:=[.V8]-[.V7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4-10">
            <text:p>04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9]-SUM([.C9:.F9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9];[.H9];[.G9])" office:value-type="currency" office:currency="USD" office:value="360.9">
            <text:p>$360.90</text:p>
          </table:table-cell>
          <table:table-cell table:style-name="ce27" table:formula="of:=OASDITAX(OASDITaxRates; [.A9]; [.G9])" office:value-type="currency" office:currency="USD" office:value="186">
            <text:p>$186.00</text:p>
          </table:table-cell>
          <table:table-cell table:style-name="ce27" table:formula="of:=MEDICARETAX(MedicareTaxRates;[.A9]; [.G9])" office:value-type="currency" office:currency="USD" office:value="43.5">
            <text:p>$43.50</text:p>
          </table:table-cell>
          <table:table-cell table:style-name="ce27" table:formula="of:=[.B9]-SUM([.C9:.E9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9]; [.M9]; [.L9])" office:value-type="currency" office:currency="USD" office:value="107.596">
            <text:p>$107.60</text:p>
          </table:table-cell>
          <table:table-cell table:style-name="ce27" table:formula="of:=STATESDITAX(StateSDITaxRates; [.A9]; [.L9])" office:value-type="currency" office:currency="USD" office:value="30">
            <text:p>$30.00</text:p>
          </table:table-cell>
          <table:table-cell table:style-name="ce27" table:formula="of:=SUM([.C9:.F9];[.I9:.K9];[.N9:.O9])" office:value-type="currency" office:currency="USD" office:value="727.996">
            <text:p>$728.00</text:p>
          </table:table-cell>
          <table:table-cell table:style-name="ce27" table:formula="of:=[.B9]-[.P9]" office:value-type="currency" office:currency="USD" office:value="2272.004">
            <text:p>$2,272.00</text:p>
          </table:table-cell>
          <table:table-cell table:style-name="ce8" table:formula="of:=[.B9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9:.T9])" office:value-type="currency" office:currency="USD" office:value="333.33">
            <text:p>$333.33</text:p>
          </table:table-cell>
          <table:table-cell table:style-name="ce27" table:formula="of:=[.Q9]-[.U9]" office:value-type="currency" office:currency="USD" office:value="1938.674">
            <text:p>$1,938.67</text:p>
          </table:table-cell>
          <table:table-cell table:style-name="ce30" table:formula="of:=[.V9]-[.V8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4-25">
            <text:p>04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0]-SUM([.C10:.F10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0];[.H10];[.G10])" office:value-type="currency" office:currency="USD" office:value="360.9">
            <text:p>$360.90</text:p>
          </table:table-cell>
          <table:table-cell table:style-name="ce27" table:formula="of:=OASDITAX(OASDITaxRates; [.A10]; [.G10])" office:value-type="currency" office:currency="USD" office:value="186">
            <text:p>$186.00</text:p>
          </table:table-cell>
          <table:table-cell table:style-name="ce27" table:formula="of:=MEDICARETAX(MedicareTaxRates;[.A10]; [.G10])" office:value-type="currency" office:currency="USD" office:value="43.5">
            <text:p>$43.50</text:p>
          </table:table-cell>
          <table:table-cell table:style-name="ce27" table:formula="of:=[.B10]-SUM([.C10:.E10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0]; [.M10]; [.L10])" office:value-type="currency" office:currency="USD" office:value="107.596">
            <text:p>$107.60</text:p>
          </table:table-cell>
          <table:table-cell table:style-name="ce27" table:formula="of:=STATESDITAX(StateSDITaxRates; [.A10]; [.L10])" office:value-type="currency" office:currency="USD" office:value="30">
            <text:p>$30.00</text:p>
          </table:table-cell>
          <table:table-cell table:style-name="ce27" table:formula="of:=SUM([.C10:.F10];[.I10:.K10];[.N10:.O10])" office:value-type="currency" office:currency="USD" office:value="727.996">
            <text:p>$728.00</text:p>
          </table:table-cell>
          <table:table-cell table:style-name="ce27" table:formula="of:=[.B10]-[.P10]" office:value-type="currency" office:currency="USD" office:value="2272.004">
            <text:p>$2,272.00</text:p>
          </table:table-cell>
          <table:table-cell table:style-name="ce8" table:formula="of:=[.B10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0:.T10])" office:value-type="currency" office:currency="USD" office:value="333.33">
            <text:p>$333.33</text:p>
          </table:table-cell>
          <table:table-cell table:style-name="ce27" table:formula="of:=[.Q10]-[.U10]" office:value-type="currency" office:currency="USD" office:value="1938.674">
            <text:p>$1,938.67</text:p>
          </table:table-cell>
          <table:table-cell table:style-name="ce30" table:formula="of:=[.V10]-[.V9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5-10">
            <text:p>05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1]-SUM([.C11:.F11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1];[.H11];[.G11])" office:value-type="currency" office:currency="USD" office:value="360.9">
            <text:p>$360.90</text:p>
          </table:table-cell>
          <table:table-cell table:style-name="ce27" table:formula="of:=OASDITAX(OASDITaxRates; [.A11]; [.G11])" office:value-type="currency" office:currency="USD" office:value="186">
            <text:p>$186.00</text:p>
          </table:table-cell>
          <table:table-cell table:style-name="ce27" table:formula="of:=MEDICARETAX(MedicareTaxRates;[.A11]; [.G11])" office:value-type="currency" office:currency="USD" office:value="43.5">
            <text:p>$43.50</text:p>
          </table:table-cell>
          <table:table-cell table:style-name="ce27" table:formula="of:=[.B11]-SUM([.C11:.E11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1]; [.M11]; [.L11])" office:value-type="currency" office:currency="USD" office:value="107.596">
            <text:p>$107.60</text:p>
          </table:table-cell>
          <table:table-cell table:style-name="ce27" table:formula="of:=STATESDITAX(StateSDITaxRates; [.A11]; [.L11])" office:value-type="currency" office:currency="USD" office:value="30">
            <text:p>$30.00</text:p>
          </table:table-cell>
          <table:table-cell table:style-name="ce27" table:formula="of:=SUM([.C11:.F11];[.I11:.K11];[.N11:.O11])" office:value-type="currency" office:currency="USD" office:value="727.996">
            <text:p>$728.00</text:p>
          </table:table-cell>
          <table:table-cell table:style-name="ce27" table:formula="of:=[.B11]-[.P11]" office:value-type="currency" office:currency="USD" office:value="2272.004">
            <text:p>$2,272.00</text:p>
          </table:table-cell>
          <table:table-cell table:style-name="ce8" table:formula="of:=[.B11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1:.T11])" office:value-type="currency" office:currency="USD" office:value="333.33">
            <text:p>$333.33</text:p>
          </table:table-cell>
          <table:table-cell table:style-name="ce27" table:formula="of:=[.Q11]-[.U11]" office:value-type="currency" office:currency="USD" office:value="1938.674">
            <text:p>$1,938.67</text:p>
          </table:table-cell>
          <table:table-cell table:style-name="ce30" table:formula="of:=[.V11]-[.V10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5-25">
            <text:p>05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2]-SUM([.C12:.F12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2];[.H12];[.G12])" office:value-type="currency" office:currency="USD" office:value="360.9">
            <text:p>$360.90</text:p>
          </table:table-cell>
          <table:table-cell table:style-name="ce27" table:formula="of:=OASDITAX(OASDITaxRates; [.A12]; [.G12])" office:value-type="currency" office:currency="USD" office:value="186">
            <text:p>$186.00</text:p>
          </table:table-cell>
          <table:table-cell table:style-name="ce27" table:formula="of:=MEDICARETAX(MedicareTaxRates;[.A12]; [.G12])" office:value-type="currency" office:currency="USD" office:value="43.5">
            <text:p>$43.50</text:p>
          </table:table-cell>
          <table:table-cell table:style-name="ce27" table:formula="of:=[.B12]-SUM([.C12:.E12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2]; [.M12]; [.L12])" office:value-type="currency" office:currency="USD" office:value="107.596">
            <text:p>$107.60</text:p>
          </table:table-cell>
          <table:table-cell table:style-name="ce27" table:formula="of:=STATESDITAX(StateSDITaxRates; [.A12]; [.L12])" office:value-type="currency" office:currency="USD" office:value="30">
            <text:p>$30.00</text:p>
          </table:table-cell>
          <table:table-cell table:style-name="ce27" table:formula="of:=SUM([.C12:.F12];[.I12:.K12];[.N12:.O12])" office:value-type="currency" office:currency="USD" office:value="727.996">
            <text:p>$728.00</text:p>
          </table:table-cell>
          <table:table-cell table:style-name="ce27" table:formula="of:=[.B12]-[.P12]" office:value-type="currency" office:currency="USD" office:value="2272.004">
            <text:p>$2,272.00</text:p>
          </table:table-cell>
          <table:table-cell table:style-name="ce8" table:formula="of:=[.B12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2:.T12])" office:value-type="currency" office:currency="USD" office:value="333.33">
            <text:p>$333.33</text:p>
          </table:table-cell>
          <table:table-cell table:style-name="ce27" table:formula="of:=[.Q12]-[.U12]" office:value-type="currency" office:currency="USD" office:value="1938.674">
            <text:p>$1,938.67</text:p>
          </table:table-cell>
          <table:table-cell table:style-name="ce30" table:formula="of:=[.V12]-[.V11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6-10">
            <text:p>06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3]-SUM([.C13:.F1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3];[.H13];[.G13])" office:value-type="currency" office:currency="USD" office:value="360.9">
            <text:p>$360.90</text:p>
          </table:table-cell>
          <table:table-cell table:style-name="ce27" table:formula="of:=OASDITAX(OASDITaxRates; [.A13]; [.G13])" office:value-type="currency" office:currency="USD" office:value="186">
            <text:p>$186.00</text:p>
          </table:table-cell>
          <table:table-cell table:style-name="ce27" table:formula="of:=MEDICARETAX(MedicareTaxRates;[.A13]; [.G13])" office:value-type="currency" office:currency="USD" office:value="43.5">
            <text:p>$43.50</text:p>
          </table:table-cell>
          <table:table-cell table:style-name="ce27" table:formula="of:=[.B13]-SUM([.C13:.E1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3]; [.M13]; [.L13])" office:value-type="currency" office:currency="USD" office:value="107.596">
            <text:p>$107.60</text:p>
          </table:table-cell>
          <table:table-cell table:style-name="ce27" table:formula="of:=STATESDITAX(StateSDITaxRates; [.A13]; [.L13])" office:value-type="currency" office:currency="USD" office:value="30">
            <text:p>$30.00</text:p>
          </table:table-cell>
          <table:table-cell table:style-name="ce27" table:formula="of:=SUM([.C13:.F13];[.I13:.K13];[.N13:.O13])" office:value-type="currency" office:currency="USD" office:value="727.996">
            <text:p>$728.00</text:p>
          </table:table-cell>
          <table:table-cell table:style-name="ce27" table:formula="of:=[.B13]-[.P13]" office:value-type="currency" office:currency="USD" office:value="2272.004">
            <text:p>$2,272.00</text:p>
          </table:table-cell>
          <table:table-cell table:style-name="ce8" table:formula="of:=[.B13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3:.T13])" office:value-type="currency" office:currency="USD" office:value="333.33">
            <text:p>$333.33</text:p>
          </table:table-cell>
          <table:table-cell table:style-name="ce27" table:formula="of:=[.Q13]-[.U13]" office:value-type="currency" office:currency="USD" office:value="1938.674">
            <text:p>$1,938.67</text:p>
          </table:table-cell>
          <table:table-cell table:style-name="ce30" table:formula="of:=[.V13]-[.V12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6-25">
            <text:p>06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4]-SUM([.C14:.F1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4];[.H14];[.G14])" office:value-type="currency" office:currency="USD" office:value="360.9">
            <text:p>$360.90</text:p>
          </table:table-cell>
          <table:table-cell table:style-name="ce27" table:formula="of:=OASDITAX(OASDITaxRates; [.A14]; [.G14])" office:value-type="currency" office:currency="USD" office:value="186">
            <text:p>$186.00</text:p>
          </table:table-cell>
          <table:table-cell table:style-name="ce27" table:formula="of:=MEDICARETAX(MedicareTaxRates;[.A14]; [.G14])" office:value-type="currency" office:currency="USD" office:value="43.5">
            <text:p>$43.50</text:p>
          </table:table-cell>
          <table:table-cell table:style-name="ce27" table:formula="of:=[.B14]-SUM([.C14:.E1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4]; [.M14]; [.L14])" office:value-type="currency" office:currency="USD" office:value="107.596">
            <text:p>$107.60</text:p>
          </table:table-cell>
          <table:table-cell table:style-name="ce27" table:formula="of:=STATESDITAX(StateSDITaxRates; [.A14]; [.L14])" office:value-type="currency" office:currency="USD" office:value="30">
            <text:p>$30.00</text:p>
          </table:table-cell>
          <table:table-cell table:style-name="ce27" table:formula="of:=SUM([.C14:.F14];[.I14:.K14];[.N14:.O14])" office:value-type="currency" office:currency="USD" office:value="727.996">
            <text:p>$728.00</text:p>
          </table:table-cell>
          <table:table-cell table:style-name="ce27" table:formula="of:=[.B14]-[.P14]" office:value-type="currency" office:currency="USD" office:value="2272.004">
            <text:p>$2,272.00</text:p>
          </table:table-cell>
          <table:table-cell table:style-name="ce8" table:formula="of:=[.B14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4:.T14])" office:value-type="currency" office:currency="USD" office:value="333.33">
            <text:p>$333.33</text:p>
          </table:table-cell>
          <table:table-cell table:style-name="ce27" table:formula="of:=[.Q14]-[.U14]" office:value-type="currency" office:currency="USD" office:value="1938.674">
            <text:p>$1,938.67</text:p>
          </table:table-cell>
          <table:table-cell table:style-name="ce30" table:formula="of:=[.V14]-[.V13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7-10">
            <text:p>07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5]-SUM([.C15:.F1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5];[.H15];[.G15])" office:value-type="currency" office:currency="USD" office:value="360.9">
            <text:p>$360.90</text:p>
          </table:table-cell>
          <table:table-cell table:style-name="ce27" table:formula="of:=OASDITAX(OASDITaxRates; [.A15]; [.G15])" office:value-type="currency" office:currency="USD" office:value="186">
            <text:p>$186.00</text:p>
          </table:table-cell>
          <table:table-cell table:style-name="ce27" table:formula="of:=MEDICARETAX(MedicareTaxRates;[.A15]; [.G15])" office:value-type="currency" office:currency="USD" office:value="43.5">
            <text:p>$43.50</text:p>
          </table:table-cell>
          <table:table-cell table:style-name="ce27" table:formula="of:=[.B15]-SUM([.C15:.E1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5]; [.M15]; [.L15])" office:value-type="currency" office:currency="USD" office:value="107.596">
            <text:p>$107.60</text:p>
          </table:table-cell>
          <table:table-cell table:style-name="ce27" table:formula="of:=STATESDITAX(StateSDITaxRates; [.A15]; [.L15])" office:value-type="currency" office:currency="USD" office:value="30">
            <text:p>$30.00</text:p>
          </table:table-cell>
          <table:table-cell table:style-name="ce27" table:formula="of:=SUM([.C15:.F15];[.I15:.K15];[.N15:.O15])" office:value-type="currency" office:currency="USD" office:value="727.996">
            <text:p>$728.00</text:p>
          </table:table-cell>
          <table:table-cell table:style-name="ce27" table:formula="of:=[.B15]-[.P15]" office:value-type="currency" office:currency="USD" office:value="2272.004">
            <text:p>$2,272.00</text:p>
          </table:table-cell>
          <table:table-cell table:style-name="ce8" table:formula="of:=[.B15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5:.T15])" office:value-type="currency" office:currency="USD" office:value="333.33">
            <text:p>$333.33</text:p>
          </table:table-cell>
          <table:table-cell table:style-name="ce27" table:formula="of:=[.Q15]-[.U15]" office:value-type="currency" office:currency="USD" office:value="1938.674">
            <text:p>$1,938.67</text:p>
          </table:table-cell>
          <table:table-cell table:style-name="ce30" table:formula="of:=[.V15]-[.V14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7-25">
            <text:p>07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6]-SUM([.C16:.F1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6];[.H16];[.G16])" office:value-type="currency" office:currency="USD" office:value="360.9">
            <text:p>$360.90</text:p>
          </table:table-cell>
          <table:table-cell table:style-name="ce27" table:formula="of:=OASDITAX(OASDITaxRates; [.A16]; [.G16])" office:value-type="currency" office:currency="USD" office:value="186">
            <text:p>$186.00</text:p>
          </table:table-cell>
          <table:table-cell table:style-name="ce27" table:formula="of:=MEDICARETAX(MedicareTaxRates;[.A16]; [.G16])" office:value-type="currency" office:currency="USD" office:value="43.5">
            <text:p>$43.50</text:p>
          </table:table-cell>
          <table:table-cell table:style-name="ce27" table:formula="of:=[.B16]-SUM([.C16:.E1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6]; [.M16]; [.L16])" office:value-type="currency" office:currency="USD" office:value="107.596">
            <text:p>$107.60</text:p>
          </table:table-cell>
          <table:table-cell table:style-name="ce27" table:formula="of:=STATESDITAX(StateSDITaxRates; [.A16]; [.L16])" office:value-type="currency" office:currency="USD" office:value="30">
            <text:p>$30.00</text:p>
          </table:table-cell>
          <table:table-cell table:style-name="ce27" table:formula="of:=SUM([.C16:.F16];[.I16:.K16];[.N16:.O16])" office:value-type="currency" office:currency="USD" office:value="727.996">
            <text:p>$728.00</text:p>
          </table:table-cell>
          <table:table-cell table:style-name="ce27" table:formula="of:=[.B16]-[.P16]" office:value-type="currency" office:currency="USD" office:value="2272.004">
            <text:p>$2,272.00</text:p>
          </table:table-cell>
          <table:table-cell table:style-name="ce8" table:formula="of:=[.B16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6:.T16])" office:value-type="currency" office:currency="USD" office:value="333.33">
            <text:p>$333.33</text:p>
          </table:table-cell>
          <table:table-cell table:style-name="ce27" table:formula="of:=[.Q16]-[.U16]" office:value-type="currency" office:currency="USD" office:value="1938.674">
            <text:p>$1,938.67</text:p>
          </table:table-cell>
          <table:table-cell table:style-name="ce30" table:formula="of:=[.V16]-[.V15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8-10">
            <text:p>08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7]-SUM([.C17:.F17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7];[.H17];[.G17])" office:value-type="currency" office:currency="USD" office:value="360.9">
            <text:p>$360.90</text:p>
          </table:table-cell>
          <table:table-cell table:style-name="ce27" table:formula="of:=OASDITAX(OASDITaxRates; [.A17]; [.G17])" office:value-type="currency" office:currency="USD" office:value="186">
            <text:p>$186.00</text:p>
          </table:table-cell>
          <table:table-cell table:style-name="ce27" table:formula="of:=MEDICARETAX(MedicareTaxRates;[.A17]; [.G17])" office:value-type="currency" office:currency="USD" office:value="43.5">
            <text:p>$43.50</text:p>
          </table:table-cell>
          <table:table-cell table:style-name="ce27" table:formula="of:=[.B17]-SUM([.C17:.E17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7]; [.M17]; [.L17])" office:value-type="currency" office:currency="USD" office:value="107.596">
            <text:p>$107.60</text:p>
          </table:table-cell>
          <table:table-cell table:style-name="ce27" table:formula="of:=STATESDITAX(StateSDITaxRates; [.A17]; [.L17])" office:value-type="currency" office:currency="USD" office:value="30">
            <text:p>$30.00</text:p>
          </table:table-cell>
          <table:table-cell table:style-name="ce27" table:formula="of:=SUM([.C17:.F17];[.I17:.K17];[.N17:.O17])" office:value-type="currency" office:currency="USD" office:value="727.996">
            <text:p>$728.00</text:p>
          </table:table-cell>
          <table:table-cell table:style-name="ce27" table:formula="of:=[.B17]-[.P17]" office:value-type="currency" office:currency="USD" office:value="2272.004">
            <text:p>$2,272.00</text:p>
          </table:table-cell>
          <table:table-cell table:style-name="ce8" table:formula="of:=[.B17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7:.T17])" office:value-type="currency" office:currency="USD" office:value="333.33">
            <text:p>$333.33</text:p>
          </table:table-cell>
          <table:table-cell table:style-name="ce27" table:formula="of:=[.Q17]-[.U17]" office:value-type="currency" office:currency="USD" office:value="1938.674">
            <text:p>$1,938.67</text:p>
          </table:table-cell>
          <table:table-cell table:style-name="ce30" table:formula="of:=[.V17]-[.V16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8-25">
            <text:p>08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8]-SUM([.C18:.F18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8];[.H18];[.G18])" office:value-type="currency" office:currency="USD" office:value="360.9">
            <text:p>$360.90</text:p>
          </table:table-cell>
          <table:table-cell table:style-name="ce27" table:formula="of:=OASDITAX(OASDITaxRates; [.A18]; [.G18])" office:value-type="currency" office:currency="USD" office:value="186">
            <text:p>$186.00</text:p>
          </table:table-cell>
          <table:table-cell table:style-name="ce27" table:formula="of:=MEDICARETAX(MedicareTaxRates;[.A18]; [.G18])" office:value-type="currency" office:currency="USD" office:value="43.5">
            <text:p>$43.50</text:p>
          </table:table-cell>
          <table:table-cell table:style-name="ce27" table:formula="of:=[.B18]-SUM([.C18:.E18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8]; [.M18]; [.L18])" office:value-type="currency" office:currency="USD" office:value="107.596">
            <text:p>$107.60</text:p>
          </table:table-cell>
          <table:table-cell table:style-name="ce27" table:formula="of:=STATESDITAX(StateSDITaxRates; [.A18]; [.L18])" office:value-type="currency" office:currency="USD" office:value="30">
            <text:p>$30.00</text:p>
          </table:table-cell>
          <table:table-cell table:style-name="ce27" table:formula="of:=SUM([.C18:.F18];[.I18:.K18];[.N18:.O18])" office:value-type="currency" office:currency="USD" office:value="727.996">
            <text:p>$728.00</text:p>
          </table:table-cell>
          <table:table-cell table:style-name="ce27" table:formula="of:=[.B18]-[.P18]" office:value-type="currency" office:currency="USD" office:value="2272.004">
            <text:p>$2,272.00</text:p>
          </table:table-cell>
          <table:table-cell table:style-name="ce8" table:formula="of:=[.B18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8:.T18])" office:value-type="currency" office:currency="USD" office:value="333.33">
            <text:p>$333.33</text:p>
          </table:table-cell>
          <table:table-cell table:style-name="ce27" table:formula="of:=[.Q18]-[.U18]" office:value-type="currency" office:currency="USD" office:value="1938.674">
            <text:p>$1,938.67</text:p>
          </table:table-cell>
          <table:table-cell table:style-name="ce30" table:formula="of:=[.V18]-[.V17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9-10">
            <text:p>09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19]-SUM([.C19:.F19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19];[.H19];[.G19])" office:value-type="currency" office:currency="USD" office:value="360.9">
            <text:p>$360.90</text:p>
          </table:table-cell>
          <table:table-cell table:style-name="ce27" table:formula="of:=OASDITAX(OASDITaxRates; [.A19]; [.G19])" office:value-type="currency" office:currency="USD" office:value="186">
            <text:p>$186.00</text:p>
          </table:table-cell>
          <table:table-cell table:style-name="ce27" table:formula="of:=MEDICARETAX(MedicareTaxRates;[.A19]; [.G19])" office:value-type="currency" office:currency="USD" office:value="43.5">
            <text:p>$43.50</text:p>
          </table:table-cell>
          <table:table-cell table:style-name="ce27" table:formula="of:=[.B19]-SUM([.C19:.E19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19]; [.M19]; [.L19])" office:value-type="currency" office:currency="USD" office:value="107.596">
            <text:p>$107.60</text:p>
          </table:table-cell>
          <table:table-cell table:style-name="ce27" table:formula="of:=STATESDITAX(StateSDITaxRates; [.A19]; [.L19])" office:value-type="currency" office:currency="USD" office:value="30">
            <text:p>$30.00</text:p>
          </table:table-cell>
          <table:table-cell table:style-name="ce27" table:formula="of:=SUM([.C19:.F19];[.I19:.K19];[.N19:.O19])" office:value-type="currency" office:currency="USD" office:value="727.996">
            <text:p>$728.00</text:p>
          </table:table-cell>
          <table:table-cell table:style-name="ce27" table:formula="of:=[.B19]-[.P19]" office:value-type="currency" office:currency="USD" office:value="2272.004">
            <text:p>$2,272.00</text:p>
          </table:table-cell>
          <table:table-cell table:style-name="ce8" table:formula="of:=[.B19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19:.T19])" office:value-type="currency" office:currency="USD" office:value="333.33">
            <text:p>$333.33</text:p>
          </table:table-cell>
          <table:table-cell table:style-name="ce27" table:formula="of:=[.Q19]-[.U19]" office:value-type="currency" office:currency="USD" office:value="1938.674">
            <text:p>$1,938.67</text:p>
          </table:table-cell>
          <table:table-cell table:style-name="ce30" table:formula="of:=[.V19]-[.V18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09-25">
            <text:p>09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0]-SUM([.C20:.F20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0];[.H20];[.G20])" office:value-type="currency" office:currency="USD" office:value="360.9">
            <text:p>$360.90</text:p>
          </table:table-cell>
          <table:table-cell table:style-name="ce27" table:formula="of:=OASDITAX(OASDITaxRates; [.A20]; [.G20])" office:value-type="currency" office:currency="USD" office:value="186">
            <text:p>$186.00</text:p>
          </table:table-cell>
          <table:table-cell table:style-name="ce27" table:formula="of:=MEDICARETAX(MedicareTaxRates;[.A20]; [.G20])" office:value-type="currency" office:currency="USD" office:value="43.5">
            <text:p>$43.50</text:p>
          </table:table-cell>
          <table:table-cell table:style-name="ce27" table:formula="of:=[.B20]-SUM([.C20:.E20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0]; [.M20]; [.L20])" office:value-type="currency" office:currency="USD" office:value="107.596">
            <text:p>$107.60</text:p>
          </table:table-cell>
          <table:table-cell table:style-name="ce27" table:formula="of:=STATESDITAX(StateSDITaxRates; [.A20]; [.L20])" office:value-type="currency" office:currency="USD" office:value="30">
            <text:p>$30.00</text:p>
          </table:table-cell>
          <table:table-cell table:style-name="ce27" table:formula="of:=SUM([.C20:.F20];[.I20:.K20];[.N20:.O20])" office:value-type="currency" office:currency="USD" office:value="727.996">
            <text:p>$728.00</text:p>
          </table:table-cell>
          <table:table-cell table:style-name="ce27" table:formula="of:=[.B20]-[.P20]" office:value-type="currency" office:currency="USD" office:value="2272.004">
            <text:p>$2,272.00</text:p>
          </table:table-cell>
          <table:table-cell table:style-name="ce8" table:formula="of:=[.B20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0:.T20])" office:value-type="currency" office:currency="USD" office:value="333.33">
            <text:p>$333.33</text:p>
          </table:table-cell>
          <table:table-cell table:style-name="ce27" table:formula="of:=[.Q20]-[.U20]" office:value-type="currency" office:currency="USD" office:value="1938.674">
            <text:p>$1,938.67</text:p>
          </table:table-cell>
          <table:table-cell table:style-name="ce30" table:formula="of:=[.V20]-[.V19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0-10">
            <text:p>10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1]-SUM([.C21:.F21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1];[.H21];[.G21])" office:value-type="currency" office:currency="USD" office:value="360.9">
            <text:p>$360.90</text:p>
          </table:table-cell>
          <table:table-cell table:style-name="ce27" table:formula="of:=OASDITAX(OASDITaxRates; [.A21]; [.G21])" office:value-type="currency" office:currency="USD" office:value="186">
            <text:p>$186.00</text:p>
          </table:table-cell>
          <table:table-cell table:style-name="ce27" table:formula="of:=MEDICARETAX(MedicareTaxRates;[.A21]; [.G21])" office:value-type="currency" office:currency="USD" office:value="43.5">
            <text:p>$43.50</text:p>
          </table:table-cell>
          <table:table-cell table:style-name="ce27" table:formula="of:=[.B21]-SUM([.C21:.E21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1]; [.M21]; [.L21])" office:value-type="currency" office:currency="USD" office:value="107.596">
            <text:p>$107.60</text:p>
          </table:table-cell>
          <table:table-cell table:style-name="ce27" table:formula="of:=STATESDITAX(StateSDITaxRates; [.A21]; [.L21])" office:value-type="currency" office:currency="USD" office:value="30">
            <text:p>$30.00</text:p>
          </table:table-cell>
          <table:table-cell table:style-name="ce27" table:formula="of:=SUM([.C21:.F21];[.I21:.K21];[.N21:.O21])" office:value-type="currency" office:currency="USD" office:value="727.996">
            <text:p>$728.00</text:p>
          </table:table-cell>
          <table:table-cell table:style-name="ce27" table:formula="of:=[.B21]-[.P21]" office:value-type="currency" office:currency="USD" office:value="2272.004">
            <text:p>$2,272.00</text:p>
          </table:table-cell>
          <table:table-cell table:style-name="ce8" table:formula="of:=[.B21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1:.T21])" office:value-type="currency" office:currency="USD" office:value="333.33">
            <text:p>$333.33</text:p>
          </table:table-cell>
          <table:table-cell table:style-name="ce27" table:formula="of:=[.Q21]-[.U21]" office:value-type="currency" office:currency="USD" office:value="1938.674">
            <text:p>$1,938.67</text:p>
          </table:table-cell>
          <table:table-cell table:style-name="ce30" table:formula="of:=[.V21]-[.V20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0-25">
            <text:p>10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2]-SUM([.C22:.F22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2];[.H22];[.G22])" office:value-type="currency" office:currency="USD" office:value="360.9">
            <text:p>$360.90</text:p>
          </table:table-cell>
          <table:table-cell table:style-name="ce27" table:formula="of:=OASDITAX(OASDITaxRates; [.A22]; [.G22])" office:value-type="currency" office:currency="USD" office:value="186">
            <text:p>$186.00</text:p>
          </table:table-cell>
          <table:table-cell table:style-name="ce27" table:formula="of:=MEDICARETAX(MedicareTaxRates;[.A22]; [.G22])" office:value-type="currency" office:currency="USD" office:value="43.5">
            <text:p>$43.50</text:p>
          </table:table-cell>
          <table:table-cell table:style-name="ce27" table:formula="of:=[.B22]-SUM([.C22:.E22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2]; [.M22]; [.L22])" office:value-type="currency" office:currency="USD" office:value="107.596">
            <text:p>$107.60</text:p>
          </table:table-cell>
          <table:table-cell table:style-name="ce27" table:formula="of:=STATESDITAX(StateSDITaxRates; [.A22]; [.L22])" office:value-type="currency" office:currency="USD" office:value="30">
            <text:p>$30.00</text:p>
          </table:table-cell>
          <table:table-cell table:style-name="ce27" table:formula="of:=SUM([.C22:.F22];[.I22:.K22];[.N22:.O22])" office:value-type="currency" office:currency="USD" office:value="727.996">
            <text:p>$728.00</text:p>
          </table:table-cell>
          <table:table-cell table:style-name="ce27" table:formula="of:=[.B22]-[.P22]" office:value-type="currency" office:currency="USD" office:value="2272.004">
            <text:p>$2,272.00</text:p>
          </table:table-cell>
          <table:table-cell table:style-name="ce8" table:formula="of:=[.B22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2:.T22])" office:value-type="currency" office:currency="USD" office:value="333.33">
            <text:p>$333.33</text:p>
          </table:table-cell>
          <table:table-cell table:style-name="ce27" table:formula="of:=[.Q22]-[.U22]" office:value-type="currency" office:currency="USD" office:value="1938.674">
            <text:p>$1,938.67</text:p>
          </table:table-cell>
          <table:table-cell table:style-name="ce30" table:formula="of:=[.V22]-[.V21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1-10">
            <text:p>11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3]-SUM([.C23:.F2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3];[.H23];[.G23])" office:value-type="currency" office:currency="USD" office:value="360.9">
            <text:p>$360.90</text:p>
          </table:table-cell>
          <table:table-cell table:style-name="ce27" table:formula="of:=OASDITAX(OASDITaxRates; [.A23]; [.G23])" office:value-type="currency" office:currency="USD" office:value="186">
            <text:p>$186.00</text:p>
          </table:table-cell>
          <table:table-cell table:style-name="ce27" table:formula="of:=MEDICARETAX(MedicareTaxRates;[.A23]; [.G23])" office:value-type="currency" office:currency="USD" office:value="43.5">
            <text:p>$43.50</text:p>
          </table:table-cell>
          <table:table-cell table:style-name="ce27" table:formula="of:=[.B23]-SUM([.C23:.E23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3]; [.M23]; [.L23])" office:value-type="currency" office:currency="USD" office:value="107.596">
            <text:p>$107.60</text:p>
          </table:table-cell>
          <table:table-cell table:style-name="ce27" table:formula="of:=STATESDITAX(StateSDITaxRates; [.A23]; [.L23])" office:value-type="currency" office:currency="USD" office:value="30">
            <text:p>$30.00</text:p>
          </table:table-cell>
          <table:table-cell table:style-name="ce27" table:formula="of:=SUM([.C23:.F23];[.I23:.K23];[.N23:.O23])" office:value-type="currency" office:currency="USD" office:value="727.996">
            <text:p>$728.00</text:p>
          </table:table-cell>
          <table:table-cell table:style-name="ce27" table:formula="of:=[.B23]-[.P23]" office:value-type="currency" office:currency="USD" office:value="2272.004">
            <text:p>$2,272.00</text:p>
          </table:table-cell>
          <table:table-cell table:style-name="ce8" table:formula="of:=[.B23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3:.T23])" office:value-type="currency" office:currency="USD" office:value="333.33">
            <text:p>$333.33</text:p>
          </table:table-cell>
          <table:table-cell table:style-name="ce27" table:formula="of:=[.Q23]-[.U23]" office:value-type="currency" office:currency="USD" office:value="1938.674">
            <text:p>$1,938.67</text:p>
          </table:table-cell>
          <table:table-cell table:style-name="ce30" table:formula="of:=[.V23]-[.V22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1-25">
            <text:p>11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4]-SUM([.C24:.F2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4];[.H24];[.G24])" office:value-type="currency" office:currency="USD" office:value="360.9">
            <text:p>$360.90</text:p>
          </table:table-cell>
          <table:table-cell table:style-name="ce27" table:formula="of:=OASDITAX(OASDITaxRates; [.A24]; [.G24])" office:value-type="currency" office:currency="USD" office:value="186">
            <text:p>$186.00</text:p>
          </table:table-cell>
          <table:table-cell table:style-name="ce27" table:formula="of:=MEDICARETAX(MedicareTaxRates;[.A24]; [.G24])" office:value-type="currency" office:currency="USD" office:value="43.5">
            <text:p>$43.50</text:p>
          </table:table-cell>
          <table:table-cell table:style-name="ce27" table:formula="of:=[.B24]-SUM([.C24:.E24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4]; [.M24]; [.L24])" office:value-type="currency" office:currency="USD" office:value="107.596">
            <text:p>$107.60</text:p>
          </table:table-cell>
          <table:table-cell table:style-name="ce27" table:formula="of:=STATESDITAX(StateSDITaxRates; [.A24]; [.L24])" office:value-type="currency" office:currency="USD" office:value="30">
            <text:p>$30.00</text:p>
          </table:table-cell>
          <table:table-cell table:style-name="ce27" table:formula="of:=SUM([.C24:.F24];[.I24:.K24];[.N24:.O24])" office:value-type="currency" office:currency="USD" office:value="727.996">
            <text:p>$728.00</text:p>
          </table:table-cell>
          <table:table-cell table:style-name="ce27" table:formula="of:=[.B24]-[.P24]" office:value-type="currency" office:currency="USD" office:value="2272.004">
            <text:p>$2,272.00</text:p>
          </table:table-cell>
          <table:table-cell table:style-name="ce8" table:formula="of:=[.B24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4:.T24])" office:value-type="currency" office:currency="USD" office:value="333.33">
            <text:p>$333.33</text:p>
          </table:table-cell>
          <table:table-cell table:style-name="ce27" table:formula="of:=[.Q24]-[.U24]" office:value-type="currency" office:currency="USD" office:value="1938.674">
            <text:p>$1,938.67</text:p>
          </table:table-cell>
          <table:table-cell table:style-name="ce30" table:formula="of:=[.V24]-[.V23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2-10">
            <text:p>12/10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5]-SUM([.C25:.F2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5];[.H25];[.G25])" office:value-type="currency" office:currency="USD" office:value="360.9">
            <text:p>$360.90</text:p>
          </table:table-cell>
          <table:table-cell table:style-name="ce27" table:formula="of:=OASDITAX(OASDITaxRates; [.A25]; [.G25])" office:value-type="currency" office:currency="USD" office:value="186">
            <text:p>$186.00</text:p>
          </table:table-cell>
          <table:table-cell table:style-name="ce27" table:formula="of:=MEDICARETAX(MedicareTaxRates;[.A25]; [.G25])" office:value-type="currency" office:currency="USD" office:value="43.5">
            <text:p>$43.50</text:p>
          </table:table-cell>
          <table:table-cell table:style-name="ce27" table:formula="of:=[.B25]-SUM([.C25:.E25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5]; [.M25]; [.L25])" office:value-type="currency" office:currency="USD" office:value="107.596">
            <text:p>$107.60</text:p>
          </table:table-cell>
          <table:table-cell table:style-name="ce27" table:formula="of:=STATESDITAX(StateSDITaxRates; [.A25]; [.L25])" office:value-type="currency" office:currency="USD" office:value="30">
            <text:p>$30.00</text:p>
          </table:table-cell>
          <table:table-cell table:style-name="ce27" table:formula="of:=SUM([.C25:.F25];[.I25:.K25];[.N25:.O25])" office:value-type="currency" office:currency="USD" office:value="727.996">
            <text:p>$728.00</text:p>
          </table:table-cell>
          <table:table-cell table:style-name="ce27" table:formula="of:=[.B25]-[.P25]" office:value-type="currency" office:currency="USD" office:value="2272.004">
            <text:p>$2,272.00</text:p>
          </table:table-cell>
          <table:table-cell table:style-name="ce8" table:formula="of:=[.B25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5:.T25])" office:value-type="currency" office:currency="USD" office:value="333.33">
            <text:p>$333.33</text:p>
          </table:table-cell>
          <table:table-cell table:style-name="ce27" table:formula="of:=[.Q25]-[.U25]" office:value-type="currency" office:currency="USD" office:value="1938.674">
            <text:p>$1,938.67</text:p>
          </table:table-cell>
          <table:table-cell table:style-name="ce30" table:formula="of:=[.V25]-[.V24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3" office:value-type="date" office:date-value="2013-12-25">
            <text:p>12/25/13</text:p>
          </table:table-cell>
          <table:table-cell table:style-name="ce8" office:value-type="currency" office:currency="USD" office:value="3000">
            <text:p>$3,000.00</text:p>
          </table:table-cell>
          <table:table-cell table:number-columns-repeated="4" table:style-name="ce8" office:value-type="currency" office:currency="USD" office:value="0">
            <text:p>$0.00</text:p>
          </table:table-cell>
          <table:table-cell table:style-name="ce27" table:formula="of:=[.B26]-SUM([.C26:.F2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FEDERALINCOMETAX(FederalIncomeTaxBrackets;FederalIncomeTaxExemptions;[.A26];[.H26];[.G26])" office:value-type="currency" office:currency="USD" office:value="360.9">
            <text:p>$360.90</text:p>
          </table:table-cell>
          <table:table-cell table:style-name="ce27" table:formula="of:=OASDITAX(OASDITaxRates; [.A26]; [.G26])" office:value-type="currency" office:currency="USD" office:value="186">
            <text:p>$186.00</text:p>
          </table:table-cell>
          <table:table-cell table:style-name="ce27" table:formula="of:=MEDICARETAX(MedicareTaxRates;[.A26]; [.G26])" office:value-type="currency" office:currency="USD" office:value="43.5">
            <text:p>$43.50</text:p>
          </table:table-cell>
          <table:table-cell table:style-name="ce27" table:formula="of:=[.B26]-SUM([.C26:.E26])" office:value-type="currency" office:currency="USD" office:value="3000">
            <text:p>$3,000.00</text:p>
          </table:table-cell>
          <table:table-cell table:style-name="ce30" office:value-type="float" office:value="0">
            <text:p>0</text:p>
          </table:table-cell>
          <table:table-cell table:style-name="ce27" table:formula="of:=STATEINCOMETAX(StateIncomeTaxBrackets; StateIncomeTaxExemptions; StateIncomeTaxDeductions; [.A26]; [.M26]; [.L26])" office:value-type="currency" office:currency="USD" office:value="107.596">
            <text:p>$107.60</text:p>
          </table:table-cell>
          <table:table-cell table:style-name="ce27" table:formula="of:=STATESDITAX(StateSDITaxRates; [.A26]; [.L26])" office:value-type="currency" office:currency="USD" office:value="30">
            <text:p>$30.00</text:p>
          </table:table-cell>
          <table:table-cell table:style-name="ce27" table:formula="of:=SUM([.C26:.F26];[.I26:.K26];[.N26:.O26])" office:value-type="currency" office:currency="USD" office:value="727.996">
            <text:p>$728.00</text:p>
          </table:table-cell>
          <table:table-cell table:style-name="ce27" table:formula="of:=[.B26]-[.P26]" office:value-type="currency" office:currency="USD" office:value="2272.004">
            <text:p>$2,272.00</text:p>
          </table:table-cell>
          <table:table-cell table:style-name="ce8" table:formula="of:=[.B26]*0.11111" office:value-type="currency" office:currency="USD" office:value="333.33">
            <text:p>$333.33</text:p>
          </table:table-cell>
          <table:table-cell table:number-columns-repeated="2" table:style-name="ce8" office:value-type="currency" office:currency="USD" office:value="0">
            <text:p>$0.00</text:p>
          </table:table-cell>
          <table:table-cell table:style-name="ce27" table:formula="of:=SUM([.R26:.T26])" office:value-type="currency" office:currency="USD" office:value="333.33">
            <text:p>$333.33</text:p>
          </table:table-cell>
          <table:table-cell table:style-name="ce27" table:formula="of:=[.Q26]-[.U26]" office:value-type="currency" office:currency="USD" office:value="1938.674">
            <text:p>$1,938.67</text:p>
          </table:table-cell>
          <table:table-cell table:style-name="ce30" table:formula="of:=[.V26]-[.V25]" office:value-type="currency" office:currency="USD" office:value="0">
            <text:p>$0.00</text:p>
          </table:table-cell>
          <table:table-cell table:style-name="ce30" table:number-columns-repeated="1001"/>
        </table:table-row>
        <table:table-row table:style-name="ro1">
          <table:table-cell table:style-name="ce4" office:value-type="string">
            <text:p>Total</text:p>
          </table:table-cell>
          <table:table-cell table:style-name="ce9" table:formula="of:=SUM([.B3:.B26])" office:value-type="currency" office:currency="USD" office:value="72000">
            <text:p>$72,000.00</text:p>
          </table:table-cell>
          <table:table-cell table:style-name="ce13" table:formula="of:=SUM([.C3:.C26])" office:value-type="currency" office:currency="USD" office:value="0">
            <text:p>$0.00</text:p>
          </table:table-cell>
          <table:table-cell table:style-name="ce9" table:formula="of:=SUM([.D3:.D26])" office:value-type="currency" office:currency="USD" office:value="0">
            <text:p>$0.00</text:p>
          </table:table-cell>
          <table:table-cell table:style-name="ce18" table:formula="of:=SUM([.E3:.E26])" office:value-type="currency" office:currency="USD" office:value="0">
            <text:p>$0.00</text:p>
          </table:table-cell>
          <table:table-cell table:style-name="ce23" table:formula="of:=SUM([.F3:.F26])" office:value-type="currency" office:currency="USD" office:value="0">
            <text:p>$0.00</text:p>
          </table:table-cell>
          <table:table-cell table:style-name="ce28" table:formula="of:=SUM([.G3:.G26])" office:value-type="currency" office:currency="USD" office:value="72000">
            <text:p>$72,000.00</text:p>
          </table:table-cell>
          <table:table-cell table:style-name="ce31" office:value-type="string">
            <text:p>N/A</text:p>
          </table:table-cell>
          <table:table-cell table:style-name="ce28" table:formula="of:=SUM([.I3:.I26])" office:value-type="currency" office:currency="USD" office:value="8661.6">
            <text:p>$8,661.60</text:p>
          </table:table-cell>
          <table:table-cell table:style-name="ce28" table:formula="of:=SUM([.J3:.J26])" office:value-type="currency" office:currency="USD" office:value="4464">
            <text:p>$4,464.00</text:p>
          </table:table-cell>
          <table:table-cell table:style-name="ce28" table:formula="of:=SUM([.K3:.K26])" office:value-type="currency" office:currency="USD" office:value="1044">
            <text:p>$1,044.00</text:p>
          </table:table-cell>
          <table:table-cell table:style-name="ce28" table:formula="of:=SUM([.L3:.L26])" office:value-type="currency" office:currency="USD" office:value="72000">
            <text:p>$72,000.00</text:p>
          </table:table-cell>
          <table:table-cell table:style-name="ce31" office:value-type="string">
            <text:p>N/A</text:p>
          </table:table-cell>
          <table:table-cell table:style-name="ce28" table:formula="of:=SUM([.N3:.N26])" office:value-type="currency" office:currency="USD" office:value="2582.304">
            <text:p>$2,582.30</text:p>
          </table:table-cell>
          <table:table-cell table:style-name="ce28" table:formula="of:=SUM([.O3:.O26])" office:value-type="currency" office:currency="USD" office:value="720">
            <text:p>$720.00</text:p>
          </table:table-cell>
          <table:table-cell table:style-name="ce28" table:formula="of:=SUM([.P3:.P26])" office:value-type="currency" office:currency="USD" office:value="17471.904">
            <text:p>$17,471.90</text:p>
          </table:table-cell>
          <table:table-cell table:style-name="ce28" table:formula="of:=SUM([.Q3:.Q26])" office:value-type="currency" office:currency="USD" office:value="54528.096">
            <text:p>$54,528.10</text:p>
          </table:table-cell>
          <table:table-cell table:style-name="ce9" table:formula="of:=SUM([.R3:.R26])" office:value-type="currency" office:currency="USD" office:value="7999.92">
            <text:p>$7,999.92</text:p>
          </table:table-cell>
          <table:table-cell table:style-name="ce9" table:formula="of:=SUM([.S3:.S26])" office:value-type="currency" office:currency="USD" office:value="0">
            <text:p>$0.00</text:p>
          </table:table-cell>
          <table:table-cell table:style-name="ce9" table:formula="of:=SUM([.T3:.T26])" office:value-type="currency" office:currency="USD" office:value="0">
            <text:p>$0.00</text:p>
          </table:table-cell>
          <table:table-cell table:style-name="ce28" table:formula="of:=SUM([.U3:.U26])" office:value-type="currency" office:currency="USD" office:value="7999.92">
            <text:p>$7,999.92</text:p>
          </table:table-cell>
          <table:table-cell table:style-name="ce28" table:formula="of:=SUM([.V3:.V26])" office:value-type="currency" office:currency="USD" office:value="46528.176">
            <text:p>$46,528.18</text:p>
          </table:table-cell>
          <table:table-cell table:style-name="ce34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nnual Limit</text:p>
          </table:table-cell>
          <table:table-cell office:value-type="string">
            <text:p>Monthly Limit</text:p>
          </table:table-cell>
          <table:table-cell office:value-type="string">
            <text:p>Periodic Limit</text:p>
          </table:table-cell>
          <table:table-cell table:number-columns-repeated="1020"/>
        </table:table-row>
        <table:table-row table:style-name="ro1">
          <table:table-cell office:value-type="string">
            <text:p>HSA</text:p>
          </table:table-cell>
          <table:table-cell office:value-type="currency" office:currency="USD" office:value="6450">
            <text:p>$6,450.00</text:p>
          </table:table-cell>
          <table:table-cell table:formula="of:=[.B30]/12" office:value-type="currency" office:currency="USD" office:value="537.5">
            <text:p>$537.50</text:p>
          </table:table-cell>
          <table:table-cell table:style-name="ce14" table:formula="of:=[.B30]/24" office:value-type="currency" office:currency="USD" office:value="268.75">
            <text:p>$268.75</text:p>
          </table:table-cell>
          <table:table-cell table:style-name="ce20" table:formula="of:=[.D30]/[.$B$4]" office:value-type="percentage" office:value="0.0895833333333333">
            <text:p>8.96%</text:p>
          </table:table-cell>
          <table:table-cell table:number-columns-repeated="1019"/>
        </table:table-row>
        <table:table-row table:style-name="ro1">
          <table:table-cell office:value-type="string">
            <text:p>401(k)</text:p>
          </table:table-cell>
          <table:table-cell office:value-type="currency" office:currency="USD" office:value="17500">
            <text:p>$17,500.00</text:p>
          </table:table-cell>
          <table:table-cell table:formula="of:=[.B31]/12" office:value-type="currency" office:currency="USD" office:value="1458.33333333333">
            <text:p>$1,458.33</text:p>
          </table:table-cell>
          <table:table-cell table:style-name="ce14" table:formula="of:=[.B31]/24" office:value-type="currency" office:currency="USD" office:value="729.166666666667">
            <text:p>$729.17</text:p>
          </table:table-cell>
          <table:table-cell table:style-name="ce20" table:formula="of:=[.D31]/[.$B$4]" office:value-type="percentage" office:value="0.243055555555556">
            <text:p>24.31%</text:p>
          </table:table-cell>
          <table:table-cell table:number-columns-repeated="1019"/>
        </table:table-row>
        <table:table-row table:style-name="ro1">
          <table:table-cell office:value-type="string">
            <text:p>IRA</text:p>
          </table:table-cell>
          <table:table-cell office:value-type="currency" office:currency="USD" office:value="5500">
            <text:p>$5,500.00</text:p>
          </table:table-cell>
          <table:table-cell table:formula="of:=[.B32]/12" office:value-type="currency" office:currency="USD" office:value="458.333333333333">
            <text:p>$458.33</text:p>
          </table:table-cell>
          <table:table-cell table:style-name="ce14" table:formula="of:=[.B32]/24" office:value-type="currency" office:currency="USD" office:value="229.166666666667">
            <text:p>$229.17</text:p>
          </table:table-cell>
          <table:table-cell table:style-name="ce20" table:formula="of:=[.D32]/[.$B$4]" office:value-type="percentage" office:value="0.0763888888888889">
            <text:p>7.64%</text:p>
          </table:table-cell>
          <table:table-cell table:number-columns-repeated="1019"/>
        </table:table-row>
        <table:table-row table:style-name="ro1">
          <table:table-cell office:value-type="string">
            <text:p>401(k) matching</text:p>
          </table:table-cell>
          <table:table-cell table:formula="of:=[.B27]*0.03" office:value-type="currency" office:currency="USD" office:value="2160">
            <text:p>$2,160.00</text:p>
          </table:table-cell>
          <table:table-cell table:formula="of:=[.B33]/12" office:value-type="currency" office:currency="USD" office:value="180">
            <text:p>$180.00</text:p>
          </table:table-cell>
          <table:table-cell table:style-name="ce14" table:formula="of:=[.B33]/24" office:value-type="currency" office:currency="USD" office:value="90">
            <text:p>$90.00</text:p>
          </table:table-cell>
          <table:table-cell table:style-name="ce20" table:formula="of:=[.D33]/[.$B$4]" office:value-type="percentage" office:value="0.03">
            <text:p>3.00%</text:p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21">
          <table:table-cell table:style-name="ce5"/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Income Tax Brackets" table:style-name="ta1" table:print="false">
        <table:table-column table:style-name="co21" table:default-cell-style-name="Default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35"/>
        <table:table-row table:style-name="ro2">
          <table:table-cell office:value-type="string">
            <text:p>Tax Year</text:p>
          </table:table-cell>
          <table:table-cell office:value-type="string">
            <text:p>Min. Income</text:p>
          </table:table-cell>
          <table:table-cell office:value-type="string">
            <text:p>Max. Income</text:p>
          </table:table-cell>
          <table:table-cell office:value-type="string">
            <text:p>Base Tax Amount</text:p>
          </table:table-cell>
          <table:table-cell office:value-type="string">
            <text:p>Income Adjustment for Tax Rate</text:p>
          </table:table-cell>
          <table:table-cell office:value-type="string">
            <text:p>Tax Rate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29">
            <text:p>$329.00</text:p>
          </table:table-cell>
          <table:table-cell table:number-columns-repeated="2" office:value-type="currency" office:currency="USD" office:value="0">
            <text:p>$0.0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329">
            <text:p>$329.00</text:p>
          </table:table-cell>
          <table:table-cell office:value-type="currency" office:currency="USD" office:value="1038">
            <text:p>$1,038.0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-329">
            <text:p>-$329.00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1038">
            <text:p>$1,038.00</text:p>
          </table:table-cell>
          <table:table-cell office:value-type="currency" office:currency="USD" office:value="3204">
            <text:p>$3,204.00</text:p>
          </table:table-cell>
          <table:table-cell office:value-type="currency" office:currency="USD" office:value="70.9">
            <text:p>$70.90</text:p>
          </table:table-cell>
          <table:table-cell office:value-type="currency" office:currency="USD" office:value="-1038">
            <text:p>-$1,038.00</text:p>
          </table:table-cell>
          <table:table-cell office:value-type="percentage" office:value="0.15">
            <text:p>15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3204">
            <text:p>$3,204.00</text:p>
          </table:table-cell>
          <table:table-cell office:value-type="currency" office:currency="USD" office:value="6135">
            <text:p>$6,135.00</text:p>
          </table:table-cell>
          <table:table-cell office:value-type="currency" office:currency="USD" office:value="395.8">
            <text:p>$395.80</text:p>
          </table:table-cell>
          <table:table-cell office:value-type="currency" office:currency="USD" office:value="-3204">
            <text:p>-$3,204.00</text:p>
          </table:table-cell>
          <table:table-cell office:value-type="percentage" office:value="0.25">
            <text:p>25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6135">
            <text:p>$6,135.00</text:p>
          </table:table-cell>
          <table:table-cell office:value-type="currency" office:currency="USD" office:value="9175">
            <text:p>$9,175.00</text:p>
          </table:table-cell>
          <table:table-cell office:value-type="currency" office:currency="USD" office:value="1128.55">
            <text:p>$1,128.55</text:p>
          </table:table-cell>
          <table:table-cell office:value-type="currency" office:currency="USD" office:value="-6135">
            <text:p>-$6,135.00</text:p>
          </table:table-cell>
          <table:table-cell office:value-type="percentage" office:value="0.28">
            <text:p>28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9175">
            <text:p>$9,175.00</text:p>
          </table:table-cell>
          <table:table-cell office:value-type="currency" office:currency="USD" office:value="16127">
            <text:p>$16,127.00</text:p>
          </table:table-cell>
          <table:table-cell office:value-type="currency" office:currency="USD" office:value="1979.75">
            <text:p>$1,979.75</text:p>
          </table:table-cell>
          <table:table-cell office:value-type="currency" office:currency="USD" office:value="-9175">
            <text:p>-$9,175.00</text:p>
          </table:table-cell>
          <table:table-cell office:value-type="percentage" office:value="0.33">
            <text:p>33.0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16127">
            <text:p>$16,127.00</text:p>
          </table:table-cell>
          <table:table-cell/>
          <table:table-cell office:value-type="currency" office:currency="USD" office:value="4273.91">
            <text:p>$4,273.91</text:p>
          </table:table-cell>
          <table:table-cell office:value-type="currency" office:currency="USD" office:value="-16127">
            <text:p>-$16,127.00</text:p>
          </table:table-cell>
          <table:table-cell office:value-type="percentage" office:value="0.35">
            <text:p>35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38">
            <text:p>$338.00</text:p>
          </table:table-cell>
          <table:table-cell table:number-columns-repeated="2" office:value-type="currency" office:currency="USD" office:value="0">
            <text:p>$0.0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338">
            <text:p>$338.00</text:p>
          </table:table-cell>
          <table:table-cell office:value-type="currency" office:currency="USD" office:value="1063">
            <text:p>$1,063.0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-338">
            <text:p>-$338.00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1063">
            <text:p>$1,063.00</text:p>
          </table:table-cell>
          <table:table-cell office:value-type="currency" office:currency="USD" office:value="3283">
            <text:p>$3,283.00</text:p>
          </table:table-cell>
          <table:table-cell office:value-type="currency" office:currency="USD" office:value="72.5">
            <text:p>$72.50</text:p>
          </table:table-cell>
          <table:table-cell office:value-type="currency" office:currency="USD" office:value="-1063">
            <text:p>-$1,063.00</text:p>
          </table:table-cell>
          <table:table-cell office:value-type="percentage" office:value="0.15">
            <text:p>15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3283">
            <text:p>$3,283.00</text:p>
          </table:table-cell>
          <table:table-cell office:value-type="currency" office:currency="USD" office:value="6283">
            <text:p>$6,283.00</text:p>
          </table:table-cell>
          <table:table-cell office:value-type="currency" office:currency="USD" office:value="405.5">
            <text:p>$405.50</text:p>
          </table:table-cell>
          <table:table-cell office:value-type="currency" office:currency="USD" office:value="-3283">
            <text:p>-$3,283.00</text:p>
          </table:table-cell>
          <table:table-cell office:value-type="percentage" office:value="0.25">
            <text:p>25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6283">
            <text:p>$6,283.00</text:p>
          </table:table-cell>
          <table:table-cell office:value-type="currency" office:currency="USD" office:value="9389">
            <text:p>$9,389.00</text:p>
          </table:table-cell>
          <table:table-cell office:value-type="currency" office:currency="USD" office:value="1155.5">
            <text:p>$1,155.50</text:p>
          </table:table-cell>
          <table:table-cell office:value-type="currency" office:currency="USD" office:value="-6283">
            <text:p>-$6,283.00</text:p>
          </table:table-cell>
          <table:table-cell office:value-type="percentage" office:value="0.28">
            <text:p>28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9389">
            <text:p>$9,389.00</text:p>
          </table:table-cell>
          <table:table-cell office:value-type="currency" office:currency="USD" office:value="16519">
            <text:p>$16,519.00</text:p>
          </table:table-cell>
          <table:table-cell office:value-type="currency" office:currency="USD" office:value="2027.7">
            <text:p>$2,027.70</text:p>
          </table:table-cell>
          <table:table-cell office:value-type="currency" office:currency="USD" office:value="-9389">
            <text:p>-$9,389.00</text:p>
          </table:table-cell>
          <table:table-cell office:value-type="percentage" office:value="0.33">
            <text:p>33.0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16519">
            <text:p>$16,519.00</text:p>
          </table:table-cell>
          <table:table-cell/>
          <table:table-cell office:value-type="currency" office:currency="USD" office:value="4377.63">
            <text:p>$4,377.63</text:p>
          </table:table-cell>
          <table:table-cell office:value-type="currency" office:currency="USD" office:value="-16519">
            <text:p>-$16,519.00</text:p>
          </table:table-cell>
          <table:table-cell office:value-type="percentage" office:value="0.35">
            <text:p>35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346">
            <text:p>$346.00</text:p>
          </table:table-cell>
          <table:table-cell table:number-columns-repeated="2" office:value-type="currency" office:currency="USD" office:value="0">
            <text:p>$0.00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6]" office:value-type="currency" office:currency="USD" office:value="346">
            <text:p>$346.00</text:p>
          </table:table-cell>
          <table:table-cell office:value-type="currency" office:currency="USD" office:value="1090">
            <text:p>$1,090.00</text:p>
          </table:table-cell>
          <table:table-cell table:formula="of:=([.C16]-[.B16])*[.F16]" office:value-type="currency" office:currency="USD" office:value="0">
            <text:p>$0.00</text:p>
          </table:table-cell>
          <table:table-cell table:formula="of:=[.C16]*-1" office:value-type="currency" office:currency="USD" office:value="-346">
            <text:p>-$346.00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7]" office:value-type="currency" office:currency="USD" office:value="1090">
            <text:p>$1,090.00</text:p>
          </table:table-cell>
          <table:table-cell office:value-type="currency" office:currency="USD" office:value="3367">
            <text:p>$3,367.00</text:p>
          </table:table-cell>
          <table:table-cell table:formula="of:=(([.C17]-[.B17])*[.F17])+[.D17]" office:value-type="currency" office:currency="USD" office:value="74.4">
            <text:p>$74.40</text:p>
          </table:table-cell>
          <table:table-cell table:formula="of:=[.C17]*-1" office:value-type="currency" office:currency="USD" office:value="-1090">
            <text:p>-$1,090.00</text:p>
          </table:table-cell>
          <table:table-cell office:value-type="percentage" office:value="0.15">
            <text:p>15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8]" office:value-type="currency" office:currency="USD" office:value="3367">
            <text:p>$3,367.00</text:p>
          </table:table-cell>
          <table:table-cell office:value-type="currency" office:currency="USD" office:value="6446">
            <text:p>$6,446.00</text:p>
          </table:table-cell>
          <table:table-cell table:formula="of:=(([.C18]-[.B18])*[.F18])+[.D18]" office:value-type="currency" office:currency="USD" office:value="415.95">
            <text:p>$415.95</text:p>
          </table:table-cell>
          <table:table-cell table:formula="of:=[.C18]*-1" office:value-type="currency" office:currency="USD" office:value="-3367">
            <text:p>-$3,367.00</text:p>
          </table:table-cell>
          <table:table-cell office:value-type="percentage" office:value="0.25">
            <text:p>25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9]" office:value-type="currency" office:currency="USD" office:value="6446">
            <text:p>$6,446.00</text:p>
          </table:table-cell>
          <table:table-cell office:value-type="currency" office:currency="USD" office:value="9640">
            <text:p>$9,640.00</text:p>
          </table:table-cell>
          <table:table-cell table:formula="of:=(([.C19]-[.B19])*[.F19])+[.D19]" office:value-type="currency" office:currency="USD" office:value="1185.7">
            <text:p>$1,185.70</text:p>
          </table:table-cell>
          <table:table-cell table:formula="of:=[.C19]*-1" office:value-type="currency" office:currency="USD" office:value="-6446">
            <text:p>-$6,446.00</text:p>
          </table:table-cell>
          <table:table-cell office:value-type="percentage" office:value="0.28">
            <text:p>28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0]" office:value-type="currency" office:currency="USD" office:value="9640">
            <text:p>$9,640.00</text:p>
          </table:table-cell>
          <table:table-cell office:value-type="currency" office:currency="USD" office:value="16944">
            <text:p>$16,944.00</text:p>
          </table:table-cell>
          <table:table-cell table:formula="of:=(([.C20]-[.B20])*[.F20])+[.D20]" office:value-type="currency" office:currency="USD" office:value="2080.02">
            <text:p>$2,080.02</text:p>
          </table:table-cell>
          <table:table-cell table:formula="of:=[.C20]*-1" office:value-type="currency" office:currency="USD" office:value="-9640">
            <text:p>-$9,640.00</text:p>
          </table:table-cell>
          <table:table-cell office:value-type="percentage" office:value="0.33">
            <text:p>33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1]" office:value-type="currency" office:currency="USD" office:value="16944">
            <text:p>$16,944.00</text:p>
          </table:table-cell>
          <table:table-cell office:value-type="currency" office:currency="USD" office:value="19096">
            <text:p>$19,096.00</text:p>
          </table:table-cell>
          <table:table-cell table:formula="of:=(([.C21]-[.B21])*[.F21])+[.D21]" office:value-type="currency" office:currency="USD" office:value="4490.34">
            <text:p>$4,490.34</text:p>
          </table:table-cell>
          <table:table-cell table:formula="of:=[.C21]*-1" office:value-type="currency" office:currency="USD" office:value="-16944">
            <text:p>-$16,944.00</text:p>
          </table:table-cell>
          <table:table-cell office:value-type="percentage" office:value="0.35">
            <text:p>35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2]" office:value-type="currency" office:currency="USD" office:value="19096">
            <text:p>$19,096.00</text:p>
          </table:table-cell>
          <table:table-cell/>
          <table:table-cell table:formula="of:=(([.C22]-[.B22])*[.F22])+[.D22]" office:value-type="currency" office:currency="USD" office:value="5243.54">
            <text:p>$5,243.54</text:p>
          </table:table-cell>
          <table:table-cell table:formula="of:=[.C22]*-1" office:value-type="currency" office:currency="USD" office:value="-19096">
            <text:p>-$19,096.00</text:p>
          </table:table-cell>
          <table:table-cell office:value-type="percentage" office:value="0.396">
            <text:p>39.60%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deral Income Personal Exemptions" table:style-name="ta1" table:print="false">
        <table:table-column table:style-name="co20" table:default-cell-style-name="Default"/>
        <table:table-column table:style-name="co28" table:default-cell-style-name="ce10"/>
        <table:table-row table:style-name="ro2">
          <table:table-cell office:value-type="string">
            <text:p>Tax Year</text:p>
          </table:table-cell>
          <table:table-cell office:value-type="string">
            <text:p>Personal Exemption Amount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154.17">
            <text:p>$154.1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currency" office:currency="USD" office:value="152.08">
            <text:p>$152.0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158.33">
            <text:p>$158.33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currency" office:currency="USD" office:value="162.5">
            <text:p>$162.50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ASDI (Social Security)" table:style-name="ta1" table:print="false">
        <table:table-column table:style-name="co20" table:default-cell-style-name="Default"/>
        <table:table-column table:style-name="co20" table:default-cell-style-name="ce35"/>
        <table:table-row table:style-name="ro2">
          <table:table-cell office:value-type="string">
            <text:p>Tax Year</text:p>
          </table:table-cell>
          <table:table-cell office:value-type="string">
            <text:p>OASDI Rate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percentage" office:value="0.042">
            <text:p>4.2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percentage" office:value="0.042">
            <text:p>4.2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percentage" office:value="0.062">
            <text:p>6.20%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edicare" table:style-name="ta1" table:print="false">
        <table:table-column table:style-name="co20" table:default-cell-style-name="Default"/>
        <table:table-column table:style-name="co29" table:default-cell-style-name="ce35"/>
        <table:table-row table:style-name="ro2">
          <table:table-cell office:value-type="string">
            <text:p>Tax Year</text:p>
          </table:table-cell>
          <table:table-cell office:value-type="string">
            <text:p>Medicare Rate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percentage" office:value="0.0145">
            <text:p>1.45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percentage" office:value="0.0145">
            <text:p>1.45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percentage" office:value="0.0145">
            <text:p>1.45%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tate Income Tax Brackets" table:style-name="ta1" table:print="false">
        <table:table-column table:style-name="co20" table:default-cell-style-name="Default"/>
        <table:table-column table:style-name="co20" table:number-columns-repeated="4" table:default-cell-style-name="ce10"/>
        <table:table-column table:style-name="co20" table:default-cell-style-name="ce35"/>
        <table:table-row table:style-name="ro2">
          <table:table-cell office:value-type="string">
            <text:p>Tax Year</text:p>
          </table:table-cell>
          <table:table-cell office:value-type="string">
            <text:p>Min. Income</text:p>
          </table:table-cell>
          <table:table-cell office:value-type="string">
            <text:p>Max. Income</text:p>
          </table:table-cell>
          <table:table-cell office:value-type="string">
            <text:p>Base Tax Amount</text:p>
          </table:table-cell>
          <table:table-cell office:value-type="string">
            <text:p>Income Adjustment for Tax Rate</text:p>
          </table:table-cell>
          <table:table-cell office:value-type="string">
            <text:p>Tax Rate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94">
            <text:p>$594.00</text:p>
          </table:table-cell>
          <table:table-cell table:number-columns-repeated="2" office:value-type="currency" office:currency="USD" office:value="0">
            <text:p>$0.00</text:p>
          </table:table-cell>
          <table:table-cell office:value-type="percentage" office:value="0.011">
            <text:p>1.1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594">
            <text:p>$594.00</text:p>
          </table:table-cell>
          <table:table-cell office:value-type="currency" office:currency="USD" office:value="1408">
            <text:p>$1,408.00</text:p>
          </table:table-cell>
          <table:table-cell office:value-type="currency" office:currency="USD" office:value="6.53">
            <text:p>$6.53</text:p>
          </table:table-cell>
          <table:table-cell office:value-type="currency" office:currency="USD" office:value="-594">
            <text:p>-$594.00</text:p>
          </table:table-cell>
          <table:table-cell office:value-type="percentage" office:value="0.022">
            <text:p>2.2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1408">
            <text:p>$1,408.00</text:p>
          </table:table-cell>
          <table:table-cell office:value-type="currency" office:currency="USD" office:value="2222">
            <text:p>$2,222.00</text:p>
          </table:table-cell>
          <table:table-cell office:value-type="currency" office:currency="USD" office:value="24.44">
            <text:p>$24.44</text:p>
          </table:table-cell>
          <table:table-cell office:value-type="currency" office:currency="USD" office:value="-1408">
            <text:p>-$1,408.00</text:p>
          </table:table-cell>
          <table:table-cell office:value-type="percentage" office:value="0.044">
            <text:p>4.4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2222">
            <text:p>$2,222.00</text:p>
          </table:table-cell>
          <table:table-cell office:value-type="currency" office:currency="USD" office:value="3084">
            <text:p>$3,084.00</text:p>
          </table:table-cell>
          <table:table-cell office:value-type="currency" office:currency="USD" office:value="60.26">
            <text:p>$60.26</text:p>
          </table:table-cell>
          <table:table-cell office:value-type="currency" office:currency="USD" office:value="-2222">
            <text:p>-$2,222.00</text:p>
          </table:table-cell>
          <table:table-cell office:value-type="percentage" office:value="0.066">
            <text:p>6.6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3084">
            <text:p>$3,084.00</text:p>
          </table:table-cell>
          <table:table-cell office:value-type="currency" office:currency="USD" office:value="3898">
            <text:p>$3,898.00</text:p>
          </table:table-cell>
          <table:table-cell office:value-type="currency" office:currency="USD" office:value="117.15">
            <text:p>$117.15</text:p>
          </table:table-cell>
          <table:table-cell office:value-type="currency" office:currency="USD" office:value="-3084">
            <text:p>-$3,084.00</text:p>
          </table:table-cell>
          <table:table-cell office:value-type="percentage" office:value="0.088">
            <text:p>8.80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3898">
            <text:p>$3,898.00</text:p>
          </table:table-cell>
          <table:table-cell office:value-type="currency" office:currency="USD" office:value="41667">
            <text:p>$41,667.00</text:p>
          </table:table-cell>
          <table:table-cell office:value-type="currency" office:currency="USD" office:value="188.78">
            <text:p>$188.78</text:p>
          </table:table-cell>
          <table:table-cell office:value-type="currency" office:currency="USD" office:value="-3898">
            <text:p>-$3,898.00</text:p>
          </table:table-cell>
          <table:table-cell office:value-type="percentage" office:value="0.1023">
            <text:p>10.23%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currency" office:currency="USD" office:value="41667">
            <text:p>$41,667.00</text:p>
          </table:table-cell>
          <table:table-cell/>
          <table:table-cell office:value-type="currency" office:currency="USD" office:value="4052.55">
            <text:p>$4,052.55</text:p>
          </table:table-cell>
          <table:table-cell office:value-type="currency" office:currency="USD" office:value="-41667">
            <text:p>-$41,667.00</text:p>
          </table:table-cell>
          <table:table-cell office:value-type="percentage" office:value="0.1133">
            <text:p>11.33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10">
            <text:p>$610.00</text:p>
          </table:table-cell>
          <table:table-cell office:value-type="currency" office:currency="USD" office:value="0">
            <text:p>$0.00</text:p>
          </table:table-cell>
          <table:table-cell table:formula="of:=[.B9]*-1" office:value-type="currency" office:currency="USD" office:value="-0">
            <text:p>$0.00</text:p>
          </table:table-cell>
          <table:table-cell office:value-type="percentage" office:value="0.011">
            <text:p>1.1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610">
            <text:p>$610.00</text:p>
          </table:table-cell>
          <table:table-cell office:value-type="currency" office:currency="USD" office:value="1446">
            <text:p>$1,446.00</text:p>
          </table:table-cell>
          <table:table-cell office:value-type="currency" office:currency="USD" office:value="6.71">
            <text:p>$6.71</text:p>
          </table:table-cell>
          <table:table-cell table:formula="of:=[.B10]*-1" office:value-type="currency" office:currency="USD" office:value="-610">
            <text:p>-$610.00</text:p>
          </table:table-cell>
          <table:table-cell office:value-type="percentage" office:value="0.022">
            <text:p>2.2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1446">
            <text:p>$1,446.00</text:p>
          </table:table-cell>
          <table:table-cell office:value-type="currency" office:currency="USD" office:value="2282">
            <text:p>$2,282.00</text:p>
          </table:table-cell>
          <table:table-cell office:value-type="currency" office:currency="USD" office:value="25.1">
            <text:p>$25.10</text:p>
          </table:table-cell>
          <table:table-cell table:formula="of:=[.B11]*-1" office:value-type="currency" office:currency="USD" office:value="-1446">
            <text:p>-$1,446.00</text:p>
          </table:table-cell>
          <table:table-cell office:value-type="percentage" office:value="0.044">
            <text:p>4.4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2282">
            <text:p>$2,282.00</text:p>
          </table:table-cell>
          <table:table-cell office:value-type="currency" office:currency="USD" office:value="3168">
            <text:p>$3,168.00</text:p>
          </table:table-cell>
          <table:table-cell office:value-type="currency" office:currency="USD" office:value="61.88">
            <text:p>$61.88</text:p>
          </table:table-cell>
          <table:table-cell table:formula="of:=[.B12]*-1" office:value-type="currency" office:currency="USD" office:value="-2282">
            <text:p>-$2,282.00</text:p>
          </table:table-cell>
          <table:table-cell office:value-type="percentage" office:value="0.066">
            <text:p>6.6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3168">
            <text:p>$3,168.00</text:p>
          </table:table-cell>
          <table:table-cell office:value-type="currency" office:currency="USD" office:value="4002">
            <text:p>$4,002.00</text:p>
          </table:table-cell>
          <table:table-cell office:value-type="currency" office:currency="USD" office:value="120.36">
            <text:p>$120.36</text:p>
          </table:table-cell>
          <table:table-cell table:formula="of:=[.B13]*-1" office:value-type="currency" office:currency="USD" office:value="-3168">
            <text:p>-$3,168.00</text:p>
          </table:table-cell>
          <table:table-cell office:value-type="percentage" office:value="0.088">
            <text:p>8.8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4002">
            <text:p>$4,002.00</text:p>
          </table:table-cell>
          <table:table-cell office:value-type="currency" office:currency="USD" office:value="41667">
            <text:p>$41,667.00</text:p>
          </table:table-cell>
          <table:table-cell office:value-type="currency" office:currency="USD" office:value="193.75">
            <text:p>$193.75</text:p>
          </table:table-cell>
          <table:table-cell table:formula="of:=[.B14]*-1" office:value-type="currency" office:currency="USD" office:value="-4002">
            <text:p>-$4,002.00</text:p>
          </table:table-cell>
          <table:table-cell office:value-type="percentage" office:value="0.1023">
            <text:p>10.23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currency" office:currency="USD" office:value="41667">
            <text:p>$41,667.00</text:p>
          </table:table-cell>
          <table:table-cell/>
          <table:table-cell office:value-type="currency" office:currency="USD" office:value="4046.88">
            <text:p>$4,046.88</text:p>
          </table:table-cell>
          <table:table-cell table:formula="of:=[.B15]*-1" office:value-type="currency" office:currency="USD" office:value="-41667">
            <text:p>-$41,667.00</text:p>
          </table:table-cell>
          <table:table-cell office:value-type="percentage" office:value="0.1133">
            <text:p>11.33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22">
            <text:p>$622.00</text:p>
          </table:table-cell>
          <table:table-cell table:number-columns-repeated="2" office:value-type="currency" office:currency="USD" office:value="0">
            <text:p>$0.00</text:p>
          </table:table-cell>
          <table:table-cell office:value-type="percentage" office:value="0.011">
            <text:p>1.1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6]" office:value-type="currency" office:currency="USD" office:value="622">
            <text:p>$622.00</text:p>
          </table:table-cell>
          <table:table-cell office:value-type="currency" office:currency="USD" office:value="1474">
            <text:p>$1,474.00</text:p>
          </table:table-cell>
          <table:table-cell office:value-type="currency" office:currency="USD" office:value="6.84">
            <text:p>$6.84</text:p>
          </table:table-cell>
          <table:table-cell table:formula="of:=[.B17]*-1" office:value-type="currency" office:currency="USD" office:value="-622">
            <text:p>-$622.00</text:p>
          </table:table-cell>
          <table:table-cell office:value-type="percentage" office:value="0.022">
            <text:p>2.2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7]" office:value-type="currency" office:currency="USD" office:value="1474">
            <text:p>$1,474.00</text:p>
          </table:table-cell>
          <table:table-cell office:value-type="currency" office:currency="USD" office:value="2324">
            <text:p>$2,324.00</text:p>
          </table:table-cell>
          <table:table-cell office:value-type="currency" office:currency="USD" office:value="25.58">
            <text:p>$25.58</text:p>
          </table:table-cell>
          <table:table-cell table:formula="of:=[.B18]*-1" office:value-type="currency" office:currency="USD" office:value="-1474">
            <text:p>-$1,474.00</text:p>
          </table:table-cell>
          <table:table-cell office:value-type="percentage" office:value="0.044">
            <text:p>4.4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8]" office:value-type="currency" office:currency="USD" office:value="2324">
            <text:p>$2,324.00</text:p>
          </table:table-cell>
          <table:table-cell office:value-type="currency" office:currency="USD" office:value="3228">
            <text:p>$3,228.00</text:p>
          </table:table-cell>
          <table:table-cell office:value-type="currency" office:currency="USD" office:value="62.98">
            <text:p>$62.98</text:p>
          </table:table-cell>
          <table:table-cell table:formula="of:=[.B19]*-1" office:value-type="currency" office:currency="USD" office:value="-2324">
            <text:p>-$2,324.00</text:p>
          </table:table-cell>
          <table:table-cell office:value-type="percentage" office:value="0.066">
            <text:p>6.6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19]" office:value-type="currency" office:currency="USD" office:value="3228">
            <text:p>$3,228.00</text:p>
          </table:table-cell>
          <table:table-cell office:value-type="currency" office:currency="USD" office:value="4078">
            <text:p>$4,078.00</text:p>
          </table:table-cell>
          <table:table-cell office:value-type="currency" office:currency="USD" office:value="122.64">
            <text:p>$122.64</text:p>
          </table:table-cell>
          <table:table-cell table:formula="of:=[.B20]*-1" office:value-type="currency" office:currency="USD" office:value="-3228">
            <text:p>-$3,228.00</text:p>
          </table:table-cell>
          <table:table-cell office:value-type="percentage" office:value="0.088">
            <text:p>8.8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0]" office:value-type="currency" office:currency="USD" office:value="4078">
            <text:p>$4,078.00</text:p>
          </table:table-cell>
          <table:table-cell office:value-type="currency" office:currency="USD" office:value="20834">
            <text:p>$20,834.00</text:p>
          </table:table-cell>
          <table:table-cell office:value-type="currency" office:currency="USD" office:value="197.44">
            <text:p>$197.44</text:p>
          </table:table-cell>
          <table:table-cell table:formula="of:=[.B21]*-1" office:value-type="currency" office:currency="USD" office:value="-4078">
            <text:p>-$4,078.00</text:p>
          </table:table-cell>
          <table:table-cell office:value-type="percentage" office:value="0.1023">
            <text:p>10.23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1]" office:value-type="currency" office:currency="USD" office:value="20834">
            <text:p>$20,834.00</text:p>
          </table:table-cell>
          <table:table-cell office:value-type="currency" office:currency="USD" office:value="25000">
            <text:p>$25,000.00</text:p>
          </table:table-cell>
          <table:table-cell office:value-type="currency" office:currency="USD" office:value="1911.58">
            <text:p>$1,911.58</text:p>
          </table:table-cell>
          <table:table-cell table:formula="of:=[.B22]*-1" office:value-type="currency" office:currency="USD" office:value="-20834">
            <text:p>-$20,834.00</text:p>
          </table:table-cell>
          <table:table-cell office:value-type="percentage" office:value="0.1133">
            <text:p>11.33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2]" office:value-type="currency" office:currency="USD" office:value="25000">
            <text:p>$25,000.00</text:p>
          </table:table-cell>
          <table:table-cell office:value-type="currency" office:currency="USD" office:value="41667">
            <text:p>$41,667.00</text:p>
          </table:table-cell>
          <table:table-cell office:value-type="currency" office:currency="USD" office:value="2383.59">
            <text:p>$2,383.59</text:p>
          </table:table-cell>
          <table:table-cell table:formula="of:=[.B23]*-1" office:value-type="currency" office:currency="USD" office:value="-25000">
            <text:p>-$25,000.00</text:p>
          </table:table-cell>
          <table:table-cell office:value-type="percentage" office:value="0.1243">
            <text:p>12.43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formula="of:=[.C23]" office:value-type="currency" office:currency="USD" office:value="41667">
            <text:p>$41,667.00</text:p>
          </table:table-cell>
          <table:table-cell/>
          <table:table-cell office:value-type="currency" office:currency="USD" office:value="4455.3">
            <text:p>$4,455.30</text:p>
          </table:table-cell>
          <table:table-cell table:formula="of:=[.B24]*-1" office:value-type="currency" office:currency="USD" office:value="-41667">
            <text:p>-$41,667.00</text:p>
          </table:table-cell>
          <table:table-cell office:value-type="percentage" office:value="0.1463">
            <text:p>14.63%</text:p>
          </table:table-cell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tate Income Personal Exemptions" table:style-name="ta1" table:print="false">
        <table:table-column table:style-name="co30" table:default-cell-style-name="Default"/>
        <table:table-column table:style-name="co31" table:default-cell-style-name="Default"/>
        <table:table-row table:style-name="ro2">
          <table:table-cell office:value-type="string">
            <text:p>Tax Year</text:p>
          </table:table-cell>
          <table:table-cell office:value-type="string">
            <text:p>Personal Exemption Amount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.54">
            <text:p>4.5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.68">
            <text:p>4.6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4.77">
            <text:p>4.77</text:p>
          </table:table-cell>
        </table:table-row>
      </table:table>
      <table:table table:name="State Income Standard Deductions" table:style-name="ta1" table:print="false"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0"/>
        <table:table-row table:style-name="ro2">
          <table:table-cell office:value-type="string">
            <text:p>Tax Year</text:p>
          </table:table-cell>
          <table:table-cell office:value-type="string">
            <text:p>Min Exemptions</text:p>
          </table:table-cell>
          <table:table-cell office:value-type="string">
            <text:p>Max Exemptions</text:p>
          </table:table-cell>
          <table:table-cell office:value-type="string">
            <text:p>Standard Deduction Amount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currency" office:currency="USD" office:value="153">
            <text:p>$153.0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currency" office:currency="USD" office:value="306">
            <text:p>$306.0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currency" office:currency="USD" office:value="157">
            <text:p>$157.0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currency" office:currency="USD" office:value="314">
            <text:p>$314.0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currency" office:currency="USD" office:value="160">
            <text:p>$160.0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currency" office:currency="USD" office:value="320">
            <text:p>$320.00</text:p>
          </table:table-cell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tate SDI" table:style-name="ta1" table:print="false">
        <table:table-column table:style-name="co30" table:default-cell-style-name="Default"/>
        <table:table-column table:style-name="co35" table:default-cell-style-name="ce35"/>
        <table:table-row table:style-name="ro2">
          <table:table-cell office:value-type="string">
            <text:p>Tax Year</text:p>
          </table:table-cell>
          <table:table-cell office:value-type="string">
            <text:p>State SDI Rate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percentage" office:value="0.012">
            <text:p>1.20%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percentage" office:value="0.01">
            <text:p>1.00%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percentage" office:value="0.01">
            <text:p>1.00%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FederalIncomeTaxBrackets" table:target-range-address="'Federal Income Tax Brackets'.A1:'Federal Income Tax Brackets'.F201" table:on-update-keep-styles="true" table:on-update-keep-size="false" table:orientation="column"/>
        <table:database-range table:name="FederalIncomeTaxExemptions" table:target-range-address="'Federal Income Personal Exemptions'.A1:'Federal Income Personal Exemptions'.D101" table:orientation="column"/>
        <table:database-range table:name="MedicareTaxRates" table:target-range-address="Medicare.A1:Medicare.B101" table:orientation="column"/>
        <table:database-range table:name="OASDITaxRates" table:target-range-address="'OASDI (Social Security)'.A1:'OASDI (Social Security)'.B101" table:orientation="column"/>
        <table:database-range table:name="StateIncomeTaxBrackets" table:target-range-address="'State Income Tax Brackets'.A1:'State Income Tax Brackets'.F101" table:orientation="column"/>
        <table:database-range table:name="StateIncomeTaxDeductions" table:target-range-address="'State Income Standard Deductions'.A1:'State Income Standard Deductions'.D101" table:orientation="column"/>
        <table:database-range table:name="StateIncomeTaxExemptions" table:target-range-address="'State Income Personal Exemptions'.A1:'State Income Personal Exemptions'.B101" table:orientation="column"/>
        <table:database-range table:name="StateSDITaxRates" table:target-range-address="'State SDI'.A1:'State SDI'.B10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8:04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7T12:49:34</meta:creation-date>
    <dc:date>2013-07-15T18:13:12</dc:date>
    <meta:editing-duration>P2DT6H9M57S</meta:editing-duration>
    <meta:editing-cycles>124</meta:editing-cycles>
    <meta:generator>LibreOffice/4.0.4.2$MacOSX_x86 LibreOffice_project/9e9821abd0ffdbc09cd8c52eaa574fa09eb08f2</meta:generator>
    <meta:document-statistic meta:table-count="9" meta:cell-count="969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REM  *****  BASIC  *****

Sub Main
End Sub

Function FederalIncomeTax(oBrackets, oExemptions, dtEffectiveDate, iExemptions, dblTaxableIncome)
	FederalIncomeTax = 0
	
	If Not IsDate(dtEffectiveDate) And Not IsNumeric(dtEffectiveDate) Then
		dtEffectiveDate = Now()
	End If

	If Not IsNumeric(iExemptions) Then
		iExemptions = 0
	End If
	
	If Not IsNumeric(dblTaxableIncome) Then
		dblTaxableIncome = 0
	End If

	Dim	aRates() As Double
	Dim dblPersonalExemption As Double

	For i = 1 To UBound(oExemptions, 1)
		If oExemptions(i, 1) = Year(dtEffectiveDate) Then
			dblPersonalExemption = oExemptions(i, 2)
		End If
	Next i

	dblTaxableIncome = dblTaxableIncome - (iExemptions * dblPersonalExemption)

	For i = 1 To UBound(oBrackets, 1)
		If oBrackets(i, 1) = Year(dtEffectiveDate) Then
			If dblTaxableIncome &gt; oBrackets(i, 2) And (oBrackets(i, 3) = 0 Or dblTaxableIncome &lt;= oBrackets(i, 3)) Then
				FederalIncomeTax = oBrackets(i, 4) + ((dblTaxableIncome + oBrackets(i, 5)) * oBrackets(i, 6))
			End If
		End If
	Next i
End Function

Function OASDITax(oRates, dtEffectiveDate, dblTaxableIncome)
	OASDITax = 0
	
	If Not IsDate(dtEffectiveDate) And Not IsNumeric(dtEffectiveDate) Then
		dtEffectiveDate = Now()
	End If

	If Not IsNumeric(dblTaxableIncome) Then
		dblTaxableIncome = 0
	End If

	For i = 1 To UBound(oRates, 1)
		If oRates(i, 1) = Year(dtEffectiveDate) Then
			OASDITax = dblTaxableIncome * oRates(i, 2)
		End If
	Next i
End Function

Function MedicareTax(oRates, dtEffectiveDate, dblTaxableIncome)
	MedicareTax = 0
	
	If Not IsDate(dtEffectiveDate) And Not IsNumeric(dtEffectiveDate) Then
		dtEffectiveDate = Now()
	End If

	If Not IsNumeric(dblTaxableIncome) Then
		dblTaxableIncome = 0
	End If

	For i = 1 To UBound(oRates, 1)
		If oRates(i, 1) = Year(dtEffectiveDate) Then
			MedicareTax = dblTaxableIncome * oRates(i, 2)
		End If
	Next i
End Function

Function StateIncomeTax(oBrackets, oExemptions, oDeductions, dtEffectiveDate, iExemptions, dblTaxableIncome)
	StateIncomeTax = 0
	
	If Not IsDate(dtEffectiveDate) And Not IsNumeric(dtEffectiveDate) Then
		dtEffectiveDate = Now()
	End If

	If Not IsNumeric(iExemptions) Then
		iExemptions = 0
	End If
	
	If Not IsNumeric(dblTaxableIncome) Then
		dblTaxableIncome = 0
	End If

	Dim	aRates() As Double
	Dim dblPersonalExemption As Double
	Dim dblStandardDeduction As Double

	For i = 1 To UBound(oExemptions, 1)
		If oExemptions(i, 1) = Year(dtEffectiveDate) Then
			dblPersonalExemption = oExemptions(i, 2)
		End If
	Next i

	For i = 1 To UBound(oDeductions, 1)
		If oDeductions(i, 1) = Year(dtEffectiveDate) Then
			If iExemptions &gt; oDeductions(i, 2) And (oDeductions(i, 3) = 0 Or iExemptions &lt;= oDeductions(i, 3)) Then
				dblStandardDeduction = oDeductions(i, 4)
			End If
		End If
	Next i

	dblTaxableIncome = dblTaxableIncome - dblStandardDeduction

	For i = 1 To UBound(oBrackets, 1)
		If oBrackets(i, 1) = Year(dtEffectiveDate) Then
			If dblTaxableIncome &gt; oBrackets(i, 2) And (oBrackets(i, 3) = 0 Or dblTaxableIncome &lt;= oBrackets(i, 3)) Then
				StateIncomeTax = oBrackets(i, 4) + ((dblTaxableIncome + oBrackets(i, 5)) * oBrackets(i, 6))
			End If
		End If
	Next i
	
	StateIncomeTax = StateIncomeTax - (iExemptions * dblPersonalExemption)
End Function

Function StateSDITax(oRates, dtEffectiveDate, dblTaxableIncome)
	StateSDITax = 0
	
	If Not IsDate(dtEffectiveDate) And Not IsNumeric(dtEffectiveDate) Then
		dtEffectiveDate = Now()
	End If

	If Not IsNumeric(dblTaxableIncome) Then
		dblTaxableIncome = 0
	End If

	For i = 1 To UBound(oRates, 1)
		If oRates(i, 1) = Year(dtEffectiveDate) Then
			StateSDITax = dblTaxableIncome * oRates(i, 2)
		End If
	Next i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